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6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4.045cm"/>
    </style:style>
    <style:style style:name="co5" style:family="table-column">
      <style:table-column-properties fo:break-before="auto" style:column-width="3.089cm"/>
    </style:style>
    <style:style style:name="co6" style:family="table-column">
      <style:table-column-properties fo:break-before="auto" style:column-width="3.963cm"/>
    </style:style>
    <style:style style:name="co7" style:family="table-column">
      <style:table-column-properties fo:break-before="auto" style:column-width="3.745cm"/>
    </style:style>
    <style:style style:name="co8" style:family="table-column">
      <style:table-column-properties fo:break-before="auto" style:column-width="3.06cm"/>
    </style:style>
    <style:style style:name="co9" style:family="table-column">
      <style:table-column-properties fo:break-before="auto" style:column-width="4.427cm"/>
    </style:style>
    <style:style style:name="co10" style:family="table-column">
      <style:table-column-properties fo:break-before="auto" style:column-width="4.237cm"/>
    </style:style>
    <style:style style:name="co11" style:family="table-column">
      <style:table-column-properties fo:break-before="auto" style:column-width="4.018cm"/>
    </style:style>
    <style:style style:name="co12" style:family="table-column">
      <style:table-column-properties fo:break-before="auto" style:column-width="3.253cm"/>
    </style:style>
    <style:style style:name="co13" style:family="table-column">
      <style:table-column-properties fo:break-before="auto" style:column-width="4.537cm"/>
    </style:style>
    <style:style style:name="co14" style:family="table-column">
      <style:table-column-properties fo:break-before="auto" style:column-width="3.417cm"/>
    </style:style>
    <style:style style:name="co15" style:family="table-column">
      <style:table-column-properties fo:break-before="auto" style:column-width="4.346cm"/>
    </style:style>
    <style:style style:name="co16" style:family="table-column">
      <style:table-column-properties fo:break-before="auto" style:column-width="2.925cm"/>
    </style:style>
    <style:style style:name="co17" style:family="table-column">
      <style:table-column-properties fo:break-before="auto" style:column-width="4.073cm"/>
    </style:style>
    <style:style style:name="co18" style:family="table-column">
      <style:table-column-properties fo:break-before="auto" style:column-width="2.896cm"/>
    </style:style>
    <style:style style:name="co19" style:family="table-column">
      <style:table-column-properties fo:break-before="auto" style:column-width="3.17cm"/>
    </style:style>
    <style:style style:name="co20" style:family="table-column">
      <style:table-column-properties fo:break-before="auto" style:column-width="3.279cm"/>
    </style:style>
    <style:style style:name="co21" style:family="table-column">
      <style:table-column-properties fo:break-before="auto" style:column-width="4.128cm"/>
    </style:style>
    <style:style style:name="co22" style:family="table-column">
      <style:table-column-properties fo:break-before="auto" style:column-width="3.635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37"/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color="#ff0000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 style:data-style-name="N60">
      <style:table-cell-properties fo:border="0.002cm solid #000000"/>
      <style:text-properties fo:color="#ff0000"/>
    </style:style>
    <style:style style:name="ce8" style:family="table-cell" style:parent-style-name="Default" style:data-style-name="N60">
      <style:table-cell-properties fo:border="0.002cm solid #000000"/>
      <style:text-properties fo:color="#000000"/>
    </style:style>
    <style:style style:name="ce9" style:family="table-cell" style:parent-style-name="Default">
      <style:table-cell-properties fo:border="0.002cm solid #000000"/>
      <style:text-properties fo:color="#000000"/>
    </style:style>
    <style:style style:name="ce10" style:family="table-cell" style:parent-style-name="Default" style:data-style-name="N2">
      <style:table-cell-properties fo:border="0.002cm solid #000000"/>
    </style:style>
    <style:style style:name="ce11" style:family="table-cell" style:parent-style-name="Default" style:data-style-name="N41"/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fo:border="0.002cm solid #000000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color="#ff3366"/>
    </style:style>
    <style:style style:name="gr1" style:family="graphic">
      <style:graphic-properties draw:ole-draw-aspect="1"/>
    </style:style>
  </office:automatic-styles>
  <office:body>
    <office:spreadsheet>
      <table:table table:name="No_ ECC_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No ECC</text:p>
          </table:table-cell>
          <table:table-cell table:number-columns-repeated="8"/>
        </table:table-row>
        <table:table-row table:style-name="ro1">
          <table:table-cell office:value-type="string">
            <text:p>prob</text:p>
          </table:table-cell>
          <table:table-cell table:style-name="ce1" office:value-type="float" office:value="0.6">
            <text:p>6.00E-001</text:p>
          </table:table-cell>
          <table:table-cell table:number-columns-repeated="2"/>
          <table:table-cell office:value-type="string">
            <text:p>prob</text:p>
          </table:table-cell>
          <table:table-cell table:style-name="ce1" office:value-type="float" office:value="0.1">
            <text:p>1.00E-001</text:p>
          </table:table-cell>
          <table:table-cell table:number-columns-repeated="2"/>
          <table:table-cell office:value-type="string">
            <text:p>prob</text:p>
          </table:table-cell>
          <table:table-cell table:style-name="ce1" office:value-type="float" office:value="0.01">
            <text:p>1.00E-002</text:p>
          </table:table-cell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>
            <text:p>Prob 0.6 (no ECC)</text:p>
          </table:table-cell>
          <table:table-cell table:style-name="ce3" office:value-type="string">
            <text:p>secs before crash</text:p>
          </table:table-cell>
          <table:table-cell table:number-columns-repeated="2"/>
          <table:table-cell table:style-name="ce3" office:value-type="string">
            <text:p>Prob 0.1 (no ECC)</text:p>
          </table:table-cell>
          <table:table-cell table:style-name="ce3" office:value-type="string">
            <text:p>secs</text:p>
          </table:table-cell>
          <table:table-cell/>
          <table:table-cell table:style-name="ce3" office:value-type="string">
            <text:p>Prob 0.01 (no ECC)</text:p>
          </table:table-cell>
          <table:table-cell table:style-name="ce3" office:value-type="string">
            <text:p>secs</text:p>
          </table:table-cell>
        </table:table-row>
        <table:table-row table:style-name="ro1">
          <table:table-cell/>
          <table:table-cell table:style-name="ce3" office:value-type="float" office:value="5816963">
            <text:p>5816963</text:p>
          </table:table-cell>
          <table:table-cell table:style-name="ce3" office:value-type="float" office:value="7">
            <text:p>7</text:p>
          </table:table-cell>
          <table:table-cell table:number-columns-repeated="2"/>
          <table:table-cell table:style-name="ce3" office:value-type="float" office:value="304481001">
            <text:p>304481001</text:p>
          </table:table-cell>
          <table:table-cell table:style-name="ce3" office:value-type="float" office:value="285">
            <text:p>285</text:p>
          </table:table-cell>
          <table:table-cell/>
          <table:table-cell table:style-name="ce3" office:value-type="float" office:value="1414414721">
            <text:p>1414414721</text:p>
          </table:table-cell>
          <table:table-cell table:style-name="ce3" office:value-type="float" office:value="544">
            <text:p>544</text:p>
          </table:table-cell>
        </table:table-row>
        <table:table-row table:style-name="ro1">
          <table:table-cell/>
          <table:table-cell table:style-name="ce3" office:value-type="float" office:value="44696085">
            <text:p>44696085</text:p>
          </table:table-cell>
          <table:table-cell table:style-name="ce3" office:value-type="float" office:value="54">
            <text:p>54</text:p>
          </table:table-cell>
          <table:table-cell table:number-columns-repeated="2"/>
          <table:table-cell table:style-name="ce3" office:value-type="float" office:value="189585825">
            <text:p>189585825</text:p>
          </table:table-cell>
          <table:table-cell table:style-name="ce3" office:value-type="float" office:value="222">
            <text:p>222</text:p>
          </table:table-cell>
          <table:table-cell/>
          <table:table-cell table:style-name="ce3" office:value-type="float" office:value="10444550956">
            <text:p>10444550956</text:p>
          </table:table-cell>
          <table:table-cell table:style-name="ce3" office:value-type="float" office:value="3996">
            <text:p>3996</text:p>
          </table:table-cell>
        </table:table-row>
        <table:table-row table:style-name="ro1">
          <table:table-cell/>
          <table:table-cell table:style-name="ce4" office:value-type="float" office:value="15534901">
            <text:p>15534901</text:p>
          </table:table-cell>
          <table:table-cell table:style-name="ce4" office:value-type="float" office:value="20">
            <text:p>20</text:p>
          </table:table-cell>
          <table:table-cell table:number-columns-repeated="2"/>
          <table:table-cell table:style-name="ce3" office:value-type="float" office:value="221977037">
            <text:p>221977037</text:p>
          </table:table-cell>
          <table:table-cell table:style-name="ce3" office:value-type="float" office:value="288">
            <text:p>288</text:p>
          </table:table-cell>
          <table:table-cell/>
          <table:table-cell table:style-name="ce3" office:value-type="float" office:value="1914505140">
            <text:p>1914505140</text:p>
          </table:table-cell>
          <table:table-cell table:style-name="ce3" office:value-type="float" office:value="733">
            <text:p>733</text:p>
          </table:table-cell>
        </table:table-row>
        <table:table-row table:style-name="ro1">
          <table:table-cell/>
          <table:table-cell table:style-name="ce3" office:value-type="float" office:value="32751722">
            <text:p>32751722</text:p>
          </table:table-cell>
          <table:table-cell table:style-name="ce3" office:value-type="float" office:value="46">
            <text:p>46</text:p>
          </table:table-cell>
          <table:table-cell table:number-columns-repeated="2"/>
          <table:table-cell table:style-name="ce3" office:value-type="float" office:value="197478861">
            <text:p>197478861</text:p>
          </table:table-cell>
          <table:table-cell table:style-name="ce3" office:value-type="float" office:value="292">
            <text:p>292</text:p>
          </table:table-cell>
          <table:table-cell/>
          <table:table-cell table:style-name="ce3" office:value-type="float" office:value="1737558764">
            <text:p>1737558764</text:p>
          </table:table-cell>
          <table:table-cell table:style-name="ce3" office:value-type="float" office:value="662">
            <text:p>662</text:p>
          </table:table-cell>
        </table:table-row>
        <table:table-row table:style-name="ro1">
          <table:table-cell/>
          <table:table-cell table:style-name="ce3" office:value-type="float" office:value="35615259">
            <text:p>35615259</text:p>
          </table:table-cell>
          <table:table-cell table:style-name="ce3" office:value-type="float" office:value="70">
            <text:p>70</text:p>
          </table:table-cell>
          <table:table-cell table:number-columns-repeated="2"/>
          <table:table-cell table:style-name="ce3" office:value-type="float" office:value="206837395">
            <text:p>206837395</text:p>
          </table:table-cell>
          <table:table-cell table:style-name="ce3" office:value-type="float" office:value="316">
            <text:p>316</text:p>
          </table:table-cell>
          <table:table-cell/>
          <table:table-cell table:style-name="ce3" office:value-type="float" office:value="2726560799">
            <text:p>2726560799</text:p>
          </table:table-cell>
          <table:table-cell table:style-name="ce3" office:value-type="float" office:value="1040">
            <text:p>1040</text:p>
          </table:table-cell>
        </table:table-row>
        <table:table-row table:style-name="ro1">
          <table:table-cell/>
          <table:table-cell table:style-name="ce4" office:value-type="float" office:value="6109227">
            <text:p>6109227</text:p>
          </table:table-cell>
          <table:table-cell table:style-name="ce4" office:value-type="float" office:value="29">
            <text:p>29</text:p>
          </table:table-cell>
          <table:table-cell table:number-columns-repeated="2"/>
          <table:table-cell table:style-name="ce3" office:value-type="float" office:value="786439910">
            <text:p>786439910</text:p>
          </table:table-cell>
          <table:table-cell table:style-name="ce3" office:value-type="float" office:value="1183">
            <text:p>118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185449">
            <text:p>1185449</text:p>
          </table:table-cell>
          <table:table-cell table:style-name="ce3" office:value-type="float" office:value="11">
            <text:p>11</text:p>
          </table:table-cell>
          <table:table-cell table:number-columns-repeated="2"/>
          <table:table-cell table:style-name="ce3" office:value-type="float" office:value="735701332">
            <text:p>735701332</text:p>
          </table:table-cell>
          <table:table-cell table:style-name="ce3" office:value-type="float" office:value="1401">
            <text:p>140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0950048">
            <text:p>10950048</text:p>
          </table:table-cell>
          <table:table-cell table:style-name="ce3" office:value-type="float" office:value="87">
            <text:p>87</text:p>
          </table:table-cell>
          <table:table-cell table:number-columns-repeated="2"/>
          <table:table-cell table:style-name="ce3" office:value-type="float" office:value="85890515">
            <text:p>85890515</text:p>
          </table:table-cell>
          <table:table-cell table:style-name="ce3" office:value-type="float" office:value="167">
            <text:p>16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765275">
            <text:p>6765275</text:p>
          </table:table-cell>
          <table:table-cell table:style-name="ce3" office:value-type="float" office:value="77">
            <text:p>77</text:p>
          </table:table-cell>
          <table:table-cell table:number-columns-repeated="2"/>
          <table:table-cell table:style-name="ce3" office:value-type="float" office:value="30339744">
            <text:p>30339744</text:p>
          </table:table-cell>
          <table:table-cell table:style-name="ce3" office:value-type="float" office:value="54">
            <text:p>5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49">
            <text:p>349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3" office:value-type="float" office:value="360647180">
            <text:p>360647180</text:p>
          </table:table-cell>
          <table:table-cell table:style-name="ce3" office:value-type="float" office:value="679">
            <text:p>67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929405">
            <text:p>1929405</text:p>
          </table:table-cell>
          <table:table-cell table:style-name="ce3" office:value-type="float" office:value="31">
            <text:p>31</text:p>
          </table:table-cell>
          <table:table-cell table:number-columns-repeated="2"/>
          <table:table-cell table:style-name="ce3" office:value-type="float" office:value="45797271">
            <text:p>45797271</text:p>
          </table:table-cell>
          <table:table-cell table:style-name="ce3" office:value-type="float" office:value="83">
            <text:p>8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7532">
            <text:p>7532</text:p>
          </table:table-cell>
          <table:table-cell table:style-name="ce3" office:value-type="float" office:value="47">
            <text:p>47</text:p>
          </table:table-cell>
          <table:table-cell table:number-columns-repeated="2"/>
          <table:table-cell table:style-name="ce3" office:value-type="float" office:value="123794506">
            <text:p>123794506</text:p>
          </table:table-cell>
          <table:table-cell table:style-name="ce3" office:value-type="float" office:value="258">
            <text:p>258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232">
            <text:p>2232</text:p>
          </table:table-cell>
          <table:table-cell table:style-name="ce4" office:value-type="float" office:value="15">
            <text:p>15</text:p>
          </table:table-cell>
          <table:table-cell table:number-columns-repeated="2"/>
          <table:table-cell table:style-name="ce3" office:value-type="float" office:value="46969945">
            <text:p>46969945</text:p>
          </table:table-cell>
          <table:table-cell table:style-name="ce3" office:value-type="float" office:value="149">
            <text:p>14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895">
            <text:p>1895</text:p>
          </table:table-cell>
          <table:table-cell table:style-name="ce3" office:value-type="float" office:value="13">
            <text:p>13</text:p>
          </table:table-cell>
          <table:table-cell table:number-columns-repeated="2"/>
          <table:table-cell table:style-name="ce3" office:value-type="float" office:value="71619479">
            <text:p>71619479</text:p>
          </table:table-cell>
          <table:table-cell table:style-name="ce3" office:value-type="float" office:value="179">
            <text:p>17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018314">
            <text:p>1018314</text:p>
          </table:table-cell>
          <table:table-cell table:style-name="ce3" office:value-type="float" office:value="109">
            <text:p>109</text:p>
          </table:table-cell>
          <table:table-cell table:number-columns-repeated="2"/>
          <table:table-cell table:style-name="ce3" office:value-type="float" office:value="265499926">
            <text:p>265499926</text:p>
          </table:table-cell>
          <table:table-cell table:style-name="ce3" office:value-type="float" office:value="611">
            <text:p>61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ycles</text:p>
          </table:table-cell>
          <table:table-cell office:value-type="string">
            <text:p>seconds</text:p>
          </table:table-cell>
          <table:table-cell table:number-columns-repeated="2"/>
          <table:table-cell office:value-type="string">
            <text:p>cycles</text:p>
          </table:table-cell>
          <table:table-cell office:value-type="string">
            <text:p>seconds</text:p>
          </table:table-cell>
          <table:table-cell table:number-columns-repeated="3"/>
        </table:table-row>
        <table:table-row table:style-name="ro1">
          <table:table-cell office:value-type="string">
            <text:p>MTTF</text:p>
          </table:table-cell>
          <table:table-cell office:value-type="float" office:value="10825643">
            <text:p>10825643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MTTF</text:p>
          </table:table-cell>
          <table:table-cell office:value-type="float" office:value="244870661">
            <text:p>244870661</text:p>
          </table:table-cell>
          <table:table-cell office:value-type="float" office:value="411">
            <text:p>411</text:p>
          </table:table-cell>
          <table:table-cell/>
          <table:table-cell office:value-type="float" office:value="3647518076">
            <text:p>3647518076</text:p>
          </table:table-cell>
          <table:table-cell office:value-type="float" office:value="1395">
            <text:p>1395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6"/>
          <table:table-cell>
            <draw:frame table:end-cell-address="'No_ ECC_data'.K51" table:end-x="1.112cm" table:end-y="0.345cm" draw:z-index="1" draw:style-name="gr1" svg:width="12.484cm" svg:height="8.895cm" svg:x="0.17cm" svg:y="0.447cm">
              <draw:object draw:notify-on-update-of-ranges="'No_ ECC_data'.F7:'No_ ECC_data'.F7 'No_ ECC_data'.F8:'No_ ECC_data'.F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>
            <draw:frame table:end-cell-address="'No_ ECC_data'.F52" table:end-x="2.074cm" table:end-y="0.103cm" draw:z-index="0" draw:style-name="gr1" svg:width="15.999cm" svg:height="8.946cm" svg:x="0.038cm" svg:y="0.155cm">
              <draw:object draw:notify-on-update-of-ranges="'No_ ECC_data'.B7:'No_ ECC_data'.B7 'No_ ECC_data'.B8:'No_ ECC_data'.B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>
            <draw:frame table:end-cell-address="'No_ ECC_data'.D71" table:end-x="2.025cm" table:end-y="0.371cm" draw:z-index="2" draw:style-name="gr1" svg:width="11.472cm" svg:height="7.456cm" svg:x="0cm" svg:y="0.113cm">
              <draw:object draw:notify-on-update-of-ranges="'No_ ECC_data'.I7:'No_ ECC_data'.I7 'No_ ECC_data'.I8:'No_ ECC_data'.I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/>
          <table:table-cell office:value-type="string">
            <text:p>prob</text:p>
          </table:table-cell>
          <table:table-cell table:style-name="ce1" office:value-type="float" office:value="0.001">
            <text:p>1.00E-00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 office:value-type="string">
            <text:p>Prob 0.001 (no ECC)</text:p>
          </table:table-cell>
          <table:table-cell table:style-name="ce3" office:value-type="string">
            <text:p>secs</text:p>
          </table:table-cell>
          <table:table-cell table:number-columns-repeated="2"/>
          <table:table-cell table:style-name="ce3" office:value-type="string">
            <text:p>Prob 0.0001 (no ECC)</text:p>
          </table:table-cell>
          <table:table-cell table:style-name="ce3" office:value-type="string">
            <text:p>sec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621884991">
            <text:p>4621884991</text:p>
          </table:table-cell>
          <table:table-cell table:style-name="ce3" office:value-type="float" office:value="5201">
            <text:p>5201</text:p>
          </table:table-cell>
          <table:table-cell office:value-type="float" office:value="5201">
            <text:p>5201</text:p>
          </table:table-cell>
          <table:table-cell/>
          <table:table-cell office:value-type="float" office:value="12744926230">
            <text:p>12744926230</text:p>
          </table:table-cell>
          <table:table-cell office:value-type="float" office:value="4992">
            <text:p>499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986326855">
            <text:p>2986326855</text:p>
          </table:table-cell>
          <table:table-cell table:style-name="ce3" table:formula="of:=[.D81]-[.D80]" office:value-type="float" office:value="3382">
            <text:p>3382</text:p>
          </table:table-cell>
          <table:table-cell office:value-type="float" office:value="8583">
            <text:p>858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6315070722">
            <text:p>16315070722</text:p>
          </table:table-cell>
          <table:table-cell table:style-name="ce3" table:formula="of:=[.D82]-[.D81]" office:value-type="float" office:value="18447">
            <text:p>18447</text:p>
          </table:table-cell>
          <table:table-cell table:style-name="ce3" office:value-type="float" office:value="27030">
            <text:p>2703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2177862444">
            <text:p>12177862444</text:p>
          </table:table-cell>
          <table:table-cell table:style-name="ce3" table:formula="of:=[.D83]-[.D82]" office:value-type="float" office:value="13831">
            <text:p>13831</text:p>
          </table:table-cell>
          <table:table-cell table:style-name="ce3" office:value-type="float" office:value="40861">
            <text:p>40861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2"/>
          <table:table-cell table:formula="of:=[.C80]+[.C81]+[.C82]+[.C83]" office:value-type="float" office:value="40861">
            <text:p>40861</text:p>
          </table:table-cell>
          <table:table-cell table:number-columns-repeated="7"/>
        </table:table-row>
        <table:table-row table:style-name="ro1">
          <table:table-cell office:value-type="string">
            <text:p>MTTF</text:p>
          </table:table-cell>
          <table:table-cell table:formula="of:=SUM([.B80:.B82])/3" office:value-type="float" office:value="7974427522.66667">
            <text:p>7974427522.66667</text:p>
          </table:table-cell>
          <table:table-cell table:formula="of:=SUM([.C80:.C84])/4" office:value-type="float" office:value="10215.25">
            <text:p>10215.25</text:p>
          </table:table-cell>
          <table:table-cell table:number-columns-repeated="7"/>
        </table:table-row>
      </table:table>
      <table:table table:name="ECC_data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office:value-type="string">
            <text:p>prob</text:p>
          </table:table-cell>
          <table:table-cell table:style-name="ce1" office:value-type="float" office:value="0.01">
            <text:p>1.00E-00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>
            <text:p>Prob 0.01 (no ECC)</text:p>
          </table:table-cell>
          <table:table-cell table:style-name="ce3" office:value-type="string">
            <text:p>secs</text:p>
          </table:table-cell>
          <table:table-cell/>
        </table:table-row>
        <table:table-row table:style-name="ro1">
          <table:table-cell/>
          <table:table-cell table:style-name="ce3" office:value-type="float" office:value="1022369139">
            <text:p>1022369139</text:p>
          </table:table-cell>
          <table:table-cell table:style-name="ce3" office:value-type="float" office:value="43348">
            <text:p>43348</text:p>
          </table:table-cell>
          <table:table-cell/>
        </table:table-row>
        <table:table-row table:style-name="ro1">
          <table:table-cell/>
          <table:table-cell table:style-name="ce3" office:value-type="float" office:value="128037244">
            <text:p>128037244</text:p>
          </table:table-cell>
          <table:table-cell table:style-name="ce3" office:value-type="float" office:value="5421">
            <text:p>5421</text:p>
          </table:table-cell>
          <table:table-cell/>
        </table:table-row>
        <table:table-row table:style-name="ro1">
          <table:table-cell/>
          <table:table-cell table:style-name="ce3" office:value-type="float" office:value="130961488">
            <text:p>130961488</text:p>
          </table:table-cell>
          <table:table-cell table:style-name="ce3" office:value-type="float" office:value="5524">
            <text:p>5524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3418910">
            <text:p>3418910</text:p>
          </table:table-cell>
          <table:table-cell table:style-name="ce3" office:value-type="float" office:value="144">
            <text:p>144</text:p>
          </table:table-cell>
          <table:table-cell/>
        </table:table-row>
        <table:table-row table:style-name="ro1">
          <table:table-cell/>
          <table:table-cell table:style-name="ce3" office:value-type="float" office:value="11753469">
            <text:p>11753469</text:p>
          </table:table-cell>
          <table:table-cell table:style-name="ce3" office:value-type="float" office:value="497">
            <text:p>497</text:p>
          </table:table-cell>
          <table:table-cell/>
        </table:table-row>
      </table:table>
      <table:table table:name="MTTF_no_ECC" table:style-name="ta1" table:print="false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No error correction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>
            <text:p>Probability</text:p>
          </table:table-cell>
          <table:table-cell table:style-name="ce3" office:value-type="string">
            <text:p>MTTF (instruction cycles)</text:p>
          </table:table-cell>
          <table:table-cell table:style-name="ce3" office:value-type="string">
            <text:p>Number of crashes</text:p>
          </table:table-cell>
          <table:table-cell table:style-name="ce3"/>
          <table:table-cell table:style-name="ce3" office:value-type="string">
            <text:p>MTTF(seconds)</text:p>
          </table:table-cell>
          <table:table-cell table:style-name="ce3" office:value-type="string">
            <text:p>No.of repeated errors</text:p>
          </table:table-cell>
          <table:table-cell table:style-name="ce3" office:value-type="string">
            <text:p>Simulation time(in hours)</text:p>
          </table:table-cell>
          <table:table-cell table:style-name="ce3" office:value-type="string">
            <text:p>total instr cycle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6">
            <text:p>0.6</text:p>
          </table:table-cell>
          <table:table-cell table:style-name="ce3" office:value-type="float" office:value="10825643">
            <text:p>10825643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float" office:value="41">
            <text:p>41</text:p>
          </table:table-cell>
          <table:table-cell table:style-name="ce3" office:value-type="float" office:value="42801">
            <text:p>42801</text:p>
          </table:table-cell>
          <table:table-cell table:style-name="ce10" table:formula="of:=([.F5]*[.D5])/3600" office:value-type="float" office:value="0.113888888888889">
            <text:p>0.11</text:p>
          </table:table-cell>
          <table:table-cell table:style-name="ce3" table:formula="of:=[.C5]*[.D5]" office:value-type="float" office:value="108256430">
            <text:p>10825643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244870661">
            <text:p>244870661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float" office:value="411">
            <text:p>411</text:p>
          </table:table-cell>
          <table:table-cell table:style-name="ce3" office:value-type="float" office:value="130932">
            <text:p>130932</text:p>
          </table:table-cell>
          <table:table-cell table:style-name="ce10" table:formula="of:=([.F6]*[.D6])/3600" office:value-type="float" office:value="1.14166666666667">
            <text:p>1.14</text:p>
          </table:table-cell>
          <table:table-cell table:style-name="ce3" table:formula="of:=[.C6]*[.D6]" office:value-type="float" office:value="2448706610">
            <text:p>244870661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1">
            <text:p>0.01</text:p>
          </table:table-cell>
          <table:table-cell table:style-name="ce3" office:value-type="float" office:value="3647518076">
            <text:p>3647518076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1395">
            <text:p>1395</text:p>
          </table:table-cell>
          <table:table-cell table:style-name="ce3"/>
          <table:table-cell table:style-name="ce10" table:formula="of:=([.F7]*[.D7])/3600" office:value-type="float" office:value="1.9375">
            <text:p>1.94</text:p>
          </table:table-cell>
          <table:table-cell table:style-name="ce3" table:formula="of:=[.C7]*[.D7]" office:value-type="float" office:value="18237590380">
            <text:p>18237590380</text:p>
          </table:table-cell>
          <table:table-cell table:number-columns-repeated="4"/>
        </table:table-row>
        <table:table-row table:style-name="ro1">
          <table:table-cell table:style-name="ce5" office:value-type="string">
            <text:p>DT 14522</text:p>
          </table:table-cell>
          <table:table-cell table:style-name="ce7" office:value-type="float" office:value="0.005">
            <text:p>5.00E-003</text:p>
          </table:table-cell>
          <table:table-cell table:style-name="ce3" office:value-type="float" office:value="18425069754">
            <text:p>18425069754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7008">
            <text:p>7008</text:p>
          </table:table-cell>
          <table:table-cell table:style-name="ce3"/>
          <table:table-cell table:style-name="ce10" table:formula="of:=([.F8]*[.D8])/3600" office:value-type="float" office:value="9.73333333333333">
            <text:p>9.73</text:p>
          </table:table-cell>
          <table:table-cell table:style-name="ce3" table:formula="of:=[.C8]*[.D8]" office:value-type="float" office:value="92125348770">
            <text:p>92125348770</text:p>
          </table:table-cell>
          <table:table-cell table:style-name="ce11" office:value-type="string">
            <text:p>9.30am</text:p>
          </table:table-cell>
          <table:table-cell table:number-columns-repeated="3"/>
        </table:table-row>
        <table:table-row table:style-name="ro1">
          <table:table-cell table:style-name="ce6" office:value-type="string">
            <text:p>vaio</text:p>
          </table:table-cell>
          <table:table-cell table:style-name="ce8" office:value-type="float" office:value="0.001">
            <text:p>1.00E-003</text:p>
          </table:table-cell>
          <table:table-cell table:style-name="ce6" office:value-type="float" office:value="10376418948">
            <text:p>10376418948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12297">
            <text:p>12297</text:p>
          </table:table-cell>
          <table:table-cell table:style-name="ce3"/>
          <table:table-cell table:style-name="ce10" table:formula="of:=([.F9]*[.D9])/3600" office:value-type="float" office:value="17.0791666666667">
            <text:p>17.08</text:p>
          </table:table-cell>
          <table:table-cell table:style-name="ce3" office:value-type="float" office:value="51882094744">
            <text:p>51882094744</text:p>
          </table:table-cell>
          <table:table-cell office:value-type="string">
            <text:p>11.45pm</text:p>
          </table:table-cell>
          <table:table-cell table:number-columns-repeated="3"/>
        </table:table-row>
        <table:table-row table:style-name="ro1">
          <table:table-cell table:style-name="ce6" office:value-type="string">
            <text:p>DT</text:p>
          </table:table-cell>
          <table:table-cell table:style-name="ce8" office:value-type="float" office:value="0.0001">
            <text:p>1.00E-004</text:p>
          </table:table-cell>
          <table:table-cell table:style-name="ce3" office:value-type="float" office:value="12744926230">
            <text:p>12744926230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10" office:value-type="float" office:value="24">
            <text:p>24.00</text:p>
          </table:table-cell>
          <table:table-cell table:style-name="ce3" office:value-type="float" office:value="223100000000">
            <text:p>223100000000</text:p>
          </table:table-cell>
          <table:table-cell office:value-type="string">
            <text:p>11.45pm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18425069754">
            <text:p>1842506975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]*3" office:value-type="float" office:value="31129256844">
            <text:p>3112925684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 office:value-type="float" office:value="22128836692">
            <text:p>22128836692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o ECC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Probability</text:p>
          </table:table-cell>
          <table:table-cell table:style-name="ce3" office:value-type="string">
            <text:p>Min (instr cycles)</text:p>
          </table:table-cell>
          <table:table-cell table:style-name="ce3" office:value-type="string">
            <text:p>MTTF (instr cycles)</text:p>
          </table:table-cell>
          <table:table-cell table:style-name="ce3" office:value-type="string">
            <text:p>Max (instr cycles)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0.6">
            <text:p>0.6</text:p>
          </table:table-cell>
          <table:table-cell table:style-name="ce3" office:value-type="float" office:value="349">
            <text:p>349</text:p>
          </table:table-cell>
          <table:table-cell table:style-name="ce3" office:value-type="float" office:value="10825643">
            <text:p>10825643</text:p>
          </table:table-cell>
          <table:table-cell table:style-name="ce3" office:value-type="float" office:value="44696085">
            <text:p>4469608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30339744">
            <text:p>30339744</text:p>
          </table:table-cell>
          <table:table-cell table:style-name="ce3" office:value-type="float" office:value="244870661">
            <text:p>244870661</text:p>
          </table:table-cell>
          <table:table-cell table:style-name="ce3" office:value-type="float" office:value="786439910">
            <text:p>78643991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0.01">
            <text:p>0.01</text:p>
          </table:table-cell>
          <table:table-cell table:style-name="ce3" office:value-type="float" office:value="1737558764">
            <text:p>1737558764</text:p>
          </table:table-cell>
          <table:table-cell table:style-name="ce3" office:value-type="float" office:value="3647518076">
            <text:p>3647518076</text:p>
          </table:table-cell>
          <table:table-cell table:style-name="ce3" office:value-type="float" office:value="10444550956">
            <text:p>1044455095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0.005">
            <text:p>5.00E-003</text:p>
          </table:table-cell>
          <table:table-cell table:style-name="ce3" office:value-type="float" office:value="8927422619">
            <text:p>8927422619</text:p>
          </table:table-cell>
          <table:table-cell table:style-name="ce3" office:value-type="float" office:value="18425069754">
            <text:p>18425069754</text:p>
          </table:table-cell>
          <table:table-cell table:style-name="ce3" office:value-type="float" office:value="35536756357">
            <text:p>35536756357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float" office:value="0.001">
            <text:p>1.00E-003</text:p>
          </table:table-cell>
          <table:table-cell table:style-name="ce3" office:value-type="float" office:value="4621884991">
            <text:p>4621884991</text:p>
          </table:table-cell>
          <table:table-cell table:style-name="ce9" table:formula="of:=([.C25]+[.E25])/2" office:value-type="float" office:value="28251989867.5">
            <text:p>28251989867.5</text:p>
          </table:table-cell>
          <table:table-cell table:style-name="ce3" office:value-type="float" office:value="51882094744">
            <text:p>51882094744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float" office:value="0.0001">
            <text:p>1.00E-004</text:p>
          </table:table-cell>
          <table:table-cell table:style-name="ce3" office:value-type="float" office:value="12744926230">
            <text:p>12744926230</text:p>
          </table:table-cell>
          <table:table-cell table:style-name="ce3" table:formula="of:=([.C26]+[.E26])/2" office:value-type="float" office:value="47296010487">
            <text:p>47296010487</text:p>
          </table:table-cell>
          <table:table-cell table:style-name="ce3" office:value-type="float" office:value="81847094744">
            <text:p>81847094744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>
            <draw:frame table:end-cell-address="MTTF_no_ECC.F49" table:end-x="0.254cm" table:end-y="0.059cm" draw:z-index="3" draw:style-name="gr1" svg:width="15.999cm" svg:height="8.999cm" svg:x="2.197cm" svg:y="0.057cm">
              <draw:object draw:notify-on-update-of-ranges="MTTF_no_ECC.B21:MTTF_no_ECC.B26 MTTF_no_ECC.C20:MTTF_no_ECC.C20 MTTF_no_ECC.C21:MTTF_no_ECC.C26 MTTF_no_ECC.D20:MTTF_no_ECC.D20 MTTF_no_ECC.D21:MTTF_no_ECC.D26 MTTF_no_ECC.E20:MTTF_no_ECC.E20 MTTF_no_ECC.E21:MTTF_no_ECC.E2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84">
          <table:table-cell table:number-columns-repeated="13"/>
        </table:table-row>
        <table:table-row table:style-name="ro1">
          <table:table-cell office:value-type="string">
            <text:p>prasannak@10.129.112.141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table:end-cell-address="MTTF_no_ECC.F141" table:end-x="0.976cm" table:end-y="0.206cm" draw:z-index="0" draw:style-name="gr1" svg:width="18.918cm" svg:height="9.21cm" svg:x="0cm" svg:y="0.443cm">
              <draw:object draw:notify-on-update-of-ranges="MTTF_no_ECC.B5:MTTF_no_ECC.B10 MTTF_no_ECC.C4:MTTF_no_ECC.C4 MTTF_no_ECC.C5:MTTF_no_ECC.C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MTTF_no_ECC.J140" table:end-x="3.368cm" table:end-y="0.121cm" draw:z-index="1" draw:style-name="gr1" svg:width="16.277cm" svg:height="8.975cm" svg:x="1.985cm" svg:y="0.143cm">
              <draw:object draw:notify-on-update-of-ranges="MTTF_no_ECC.B5:MTTF_no_ECC.B10 MTTF_no_ECC.H4:MTTF_no_ECC.H4 MTTF_no_ECC.H5:MTTF_no_ECC.H10 MTTF_no_ECC.D4:MTTF_no_ECC.D4 MTTF_no_ECC.D5:MTTF_no_ECC.D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o ECC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>
            <text:p>Probability</text:p>
          </table:table-cell>
          <table:table-cell table:style-name="ce3" office:value-type="string">
            <text:p>Crashes</text:p>
          </table:table-cell>
          <table:table-cell table:style-name="ce3" office:value-type="string">
            <text:p>Crashes due to PC</text:p>
          </table:table-cell>
          <table:table-cell table:style-name="ce3" office:value-type="string">
            <text:p>Illegal memory access</text:p>
          </table:table-cell>
          <table:table-cell table:style-name="ce3" office:value-type="string">
            <text:p>Illegal opcode</text:p>
          </table:table-cell>
          <table:table-cell table:style-name="ce3" office:value-type="string">
            <text:p>Incorrect control flow</text:p>
          </table:table-cell>
          <table:table-cell table:style-name="ce3" office:value-type="string">
            <text:p>Errors due to incorrect data</text:p>
          </table:table-cell>
          <table:table-cell office:value-type="string">
            <text:p>total errors/crashe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6">
            <text:p>0.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2801">
            <text:p>42801</text:p>
          </table:table-cell>
          <table:table-cell table:style-name="ce3" table:formula="of:=[.H149]+[.C149]" office:value-type="float" office:value="42816">
            <text:p>4281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30932">
            <text:p>130932</text:p>
          </table:table-cell>
          <table:table-cell table:style-name="ce3" table:formula="of:=[.H150]+[.C150]" office:value-type="float" office:value="130947">
            <text:p>13094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1">
            <text:p>0.01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429">
            <text:p>2429</text:p>
          </table:table-cell>
          <table:table-cell table:style-name="ce3" table:formula="of:=[.H151]+[.C151]" office:value-type="float" office:value="2434">
            <text:p>243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0.005">
            <text:p>5.00E-003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624">
            <text:p>23624</text:p>
          </table:table-cell>
          <table:table-cell table:style-name="ce3" table:formula="of:=[.H152]+[.C152]" office:value-type="float" office:value="23629">
            <text:p>23629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0.001">
            <text:p>1.00E-00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848">
            <text:p>3848</text:p>
          </table:table-cell>
          <table:table-cell table:style-name="ce3" table:formula="of:=[.H153]+[.C153]" office:value-type="float" office:value="3853">
            <text:p>385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001">
            <text:p>0.000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formula="of:=[.H154]+[.C154]"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3" office:value-type="string">
            <text:p>Probability</text:p>
          </table:table-cell>
          <table:table-cell table:style-name="ce3" office:value-type="string">
            <text:p>Crashes</text:p>
          </table:table-cell>
          <table:table-cell table:style-name="ce3" office:value-type="string">
            <text:p>Crashes due to PC</text:p>
          </table:table-cell>
          <table:table-cell table:style-name="ce3" office:value-type="string">
            <text:p>Illegal memory access</text:p>
          </table:table-cell>
          <table:table-cell table:style-name="ce3" office:value-type="string">
            <text:p>Illegal opcode</text:p>
          </table:table-cell>
          <table:table-cell table:style-name="ce3" office:value-type="string">
            <text:p>Incorrect control flow</text:p>
          </table:table-cell>
          <table:table-cell table:style-name="ce3" office:value-type="string">
            <text:p>% of errors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0.6">
            <text:p>0.6</text:p>
          </table:table-cell>
          <table:table-cell table:style-name="ce3" office:value-type="float" office:value="15">
            <text:p>15</text:p>
          </table:table-cell>
          <table:table-cell table:style-name="ce3" table:formula="of:=([.D149]/[.C149])*100" office:value-type="float" office:value="86.6666666666667">
            <text:p>86.6666666667</text:p>
          </table:table-cell>
          <table:table-cell table:style-name="ce3" table:formula="of:=([.E149]/[.C149])*100" office:value-type="float" office:value="0">
            <text:p>0</text:p>
          </table:table-cell>
          <table:table-cell table:style-name="ce3" table:formula="of:=([.F149]/[.C149])*100" office:value-type="float" office:value="6.66666666666667">
            <text:p>6.6666666667</text:p>
          </table:table-cell>
          <table:table-cell table:style-name="ce3" table:formula="of:=([.G149]/[.$C$149])*100" office:value-type="float" office:value="6.66666666666667">
            <text:p>6.6666666667</text:p>
          </table:table-cell>
          <table:table-cell table:formula="of:=([.H149]/[.I149])*100" office:value-type="float" office:value="99.964966367713">
            <text:p>99.964966367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15">
            <text:p>15</text:p>
          </table:table-cell>
          <table:table-cell table:style-name="ce3" table:formula="of:=([.D150]/[.C150])*100" office:value-type="float" office:value="40">
            <text:p>40</text:p>
          </table:table-cell>
          <table:table-cell table:style-name="ce3" table:formula="of:=([.E150]/[.C150])*100" office:value-type="float" office:value="13.3333333333333">
            <text:p>13.3333333333</text:p>
          </table:table-cell>
          <table:table-cell table:style-name="ce3" table:formula="of:=([.F150]/[.C150])*100" office:value-type="float" office:value="6.66666666666667">
            <text:p>6.6666666667</text:p>
          </table:table-cell>
          <table:table-cell table:style-name="ce3" table:formula="of:=([.G150]/[.$C150])*100" office:value-type="float" office:value="40">
            <text:p>40</text:p>
          </table:table-cell>
          <table:table-cell table:formula="of:=([.H150]/[.I150])*100" office:value-type="float" office:value="99.9885449838484">
            <text:p>99.988544983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0.01">
            <text:p>0.01</text:p>
          </table:table-cell>
          <table:table-cell table:style-name="ce3" office:value-type="float" office:value="5">
            <text:p>5</text:p>
          </table:table-cell>
          <table:table-cell table:style-name="ce3" table:formula="of:=([.D151]/[.C151])*100" office:value-type="float" office:value="100">
            <text:p>100</text:p>
          </table:table-cell>
          <table:table-cell table:style-name="ce3" table:formula="of:=([.E151]/[.C151])*100" office:value-type="float" office:value="0">
            <text:p>0</text:p>
          </table:table-cell>
          <table:table-cell table:style-name="ce3" table:formula="of:=([.F151]/[.C151])*100" office:value-type="float" office:value="0">
            <text:p>0</text:p>
          </table:table-cell>
          <table:table-cell table:style-name="ce3" table:formula="of:=([.G151]/[.$C151])*100" office:value-type="float" office:value="0">
            <text:p>0</text:p>
          </table:table-cell>
          <table:table-cell table:formula="of:=([.H151]/[.I151])*100" office:value-type="float" office:value="99.7945768282662">
            <text:p>99.7945768283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0.005">
            <text:p>5.00E-003</text:p>
          </table:table-cell>
          <table:table-cell table:style-name="ce3" office:value-type="float" office:value="5">
            <text:p>5</text:p>
          </table:table-cell>
          <table:table-cell table:style-name="ce3" table:formula="of:=([.D152]/[.C152])*100" office:value-type="float" office:value="100">
            <text:p>100</text:p>
          </table:table-cell>
          <table:table-cell table:style-name="ce3" table:formula="of:=([.E152]/[.C152])*100" office:value-type="float" office:value="0">
            <text:p>0</text:p>
          </table:table-cell>
          <table:table-cell table:style-name="ce3" table:formula="of:=([.F152]/[.C152])*100" office:value-type="float" office:value="0">
            <text:p>0</text:p>
          </table:table-cell>
          <table:table-cell table:style-name="ce3" table:formula="of:=([.G152]/[.$C152])*100" office:value-type="float" office:value="0">
            <text:p>0</text:p>
          </table:table-cell>
          <table:table-cell table:formula="of:=([.H152]/[.I152])*100" office:value-type="float" office:value="99.9788395615557">
            <text:p>99.978839561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float" office:value="0.001">
            <text:p>1.00E-003</text:p>
          </table:table-cell>
          <table:table-cell table:style-name="ce3" office:value-type="float" office:value="5">
            <text:p>5</text:p>
          </table:table-cell>
          <table:table-cell table:style-name="ce3" table:formula="of:=([.D153]/[.C153])*100" office:value-type="float" office:value="60">
            <text:p>60</text:p>
          </table:table-cell>
          <table:table-cell table:style-name="ce3" table:formula="of:=([.E153]/[.C153])*100" office:value-type="float" office:value="0">
            <text:p>0</text:p>
          </table:table-cell>
          <table:table-cell table:style-name="ce3" table:formula="of:=([.F153]/[.C153])*100" office:value-type="float" office:value="0">
            <text:p>0</text:p>
          </table:table-cell>
          <table:table-cell table:style-name="ce3" table:formula="of:=([.G153]/[.$C153])*100" office:value-type="float" office:value="40">
            <text:p>40</text:p>
          </table:table-cell>
          <table:table-cell table:formula="of:=([.H153]/[.I153])*100" office:value-type="float" office:value="99.8702309888399">
            <text:p>99.870230988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0.0001">
            <text:p>0.0001</text:p>
          </table:table-cell>
          <table:table-cell table:style-name="ce3" office:value-type="float" office:value="1">
            <text:p>1</text:p>
          </table:table-cell>
          <table:table-cell table:style-name="ce3" table:formula="of:=([.D154]/[.C154])*100" office:value-type="float" office:value="0">
            <text:p>0</text:p>
          </table:table-cell>
          <table:table-cell table:style-name="ce3" table:formula="of:=([.E154]/[.C154])*100" office:value-type="float" office:value="100">
            <text:p>100</text:p>
          </table:table-cell>
          <table:table-cell table:style-name="ce3" table:formula="of:=([.F154]/[.C154])*100" office:value-type="float" office:value="0">
            <text:p>0</text:p>
          </table:table-cell>
          <table:table-cell table:style-name="ce3" table:formula="of:=([.G154]/[.$C154])*100" office:value-type="float" office:value="0">
            <text:p>0</text:p>
          </table:table-cell>
          <table:table-cell table:formula="of:=([.H154]/[.I154])*100" office:value-type="float" office:value="0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MTTF_no_ECC.G195" table:end-x="1.554cm" table:end-y="0.177cm" draw:z-index="2" draw:style-name="gr1" svg:width="20.104cm" svg:height="11.798cm" svg:x="2.632cm" svg:y="0.076cm">
              <draw:object draw:notify-on-update-of-ranges="MTTF_no_ECC.B160:MTTF_no_ECC.B165 MTTF_no_ECC.D159:MTTF_no_ECC.D159 MTTF_no_ECC.D160:MTTF_no_ECC.D165 MTTF_no_ECC.E159:MTTF_no_ECC.E159 MTTF_no_ECC.E160:MTTF_no_ECC.E165 MTTF_no_ECC.F159:MTTF_no_ECC.F159 MTTF_no_ECC.F160:MTTF_no_ECC.F165 MTTF_no_ECC.G159:MTTF_no_ECC.G159 MTTF_no_ECC.G160:MTTF_no_ECC.G16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2"/>
        </table:table-row>
      </table:table>
      <table:table table:name="MTTF_ECC" table:style-name="ta1" table:print="false">
        <table:shapes>
          <draw:frame draw:z-index="2" draw:style-name="gr1" svg:width="15.142cm" svg:height="9.657cm" svg:x="21.444cm" svg:y="5.956cm">
            <draw:object draw:notify-on-update-of-ranges="MTTF_ECC.B6:MTTF_ECC.B11 MTTF_ECC.H5:MTTF_ECC.H5 MTTF_ECC.H6:MTTF_ECC.H11 MTTF_ECC.D5:MTTF_ECC.D5 MTTF_ECC.D6:MTTF_ECC.D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With error correct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>
            <text:p>Probability</text:p>
          </table:table-cell>
          <table:table-cell table:style-name="ce3" office:value-type="string">
            <text:p>MTTF (instruction cycles)</text:p>
          </table:table-cell>
          <table:table-cell table:style-name="ce3" office:value-type="string">
            <text:p>Number of crashes</text:p>
          </table:table-cell>
          <table:table-cell table:style-name="ce3" office:value-type="string">
            <text:p>MTTF(seconds)</text:p>
          </table:table-cell>
          <table:table-cell table:style-name="ce3" office:value-type="string">
            <text:p>No.of crashes avoided</text:p>
          </table:table-cell>
          <table:table-cell table:style-name="ce3" office:value-type="string">
            <text:p>Errors corrected</text:p>
          </table:table-cell>
          <table:table-cell table:style-name="ce3" office:value-type="string">
            <text:p>Simulation time (hours)</text:p>
          </table:table-cell>
          <table:table-cell table:style-name="ce3" office:value-type="string">
            <text:p>total instr cycles</text:p>
          </table:table-cell>
          <table:table-cell/>
        </table:table-row>
        <table:table-row table:style-name="ro1">
          <table:table-cell/>
          <table:table-cell table:style-name="ce3" office:value-type="float" office:value="0.6">
            <text:p>0.6</text:p>
          </table:table-cell>
          <table:table-cell table:style-name="ce3" office:value-type="float" office:value="684017">
            <text:p>684017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98">
            <text:p>98</text:p>
          </table:table-cell>
          <table:table-cell table:style-name="ce3" table:formula="of:=([.E6]*[.D6])/3600" office:value-type="float" office:value="0.408333333333333">
            <text:p>0.4083333333</text:p>
          </table:table-cell>
          <table:table-cell table:style-name="ce3" table:formula="of:=[.C6]*[.D6]" office:value-type="float" office:value="10260255">
            <text:p>10260255</text:p>
          </table:table-cell>
          <table:table-cell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4238671">
            <text:p>423867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609">
            <text:p>60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">
            <text:p>49</text:p>
          </table:table-cell>
          <table:table-cell table:style-name="ce3" table:formula="of:=([.E7]*[.D7])/3600" office:value-type="float" office:value="2.5375">
            <text:p>2.5375</text:p>
          </table:table-cell>
          <table:table-cell table:style-name="ce3" table:formula="of:=[.C7]*[.D7]" office:value-type="float" office:value="63580065">
            <text:p>63580065</text:p>
          </table:table-cell>
          <table:table-cell/>
        </table:table-row>
        <table:table-row table:style-name="ro1">
          <table:table-cell office:value-type="string">
            <text:p>DT</text:p>
          </table:table-cell>
          <table:table-cell table:style-name="ce9" office:value-type="float" office:value="0.01">
            <text:p>0.01</text:p>
          </table:table-cell>
          <table:table-cell table:style-name="ce3" office:value-type="float" office:value="259308050">
            <text:p>25930805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986">
            <text:p>1098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9">
            <text:p>29</text:p>
          </table:table-cell>
          <table:table-cell table:style-name="ce3" table:formula="of:=([.E8]*[.D8])/3600" office:value-type="float" office:value="15.2583333333333">
            <text:p>15.2583333333</text:p>
          </table:table-cell>
          <table:table-cell table:style-name="ce3" table:formula="of:=[.C8]*[.D8]" office:value-type="float" office:value="1296540250">
            <text:p>1296540250</text:p>
          </table:table-cell>
          <table:table-cell table:style-name="ce11" office:value-type="string">
            <text:p>8p.m</text:p>
          </table:table-cell>
        </table:table-row>
        <table:table-row table:style-name="ro1">
          <table:table-cell table:style-name="ce6" office:value-type="string">
            <text:p>vaio</text:p>
          </table:table-cell>
          <table:table-cell table:style-name="ce8" office:value-type="float" office:value="0.005">
            <text:p>5.00E-003</text:p>
          </table:table-cell>
          <table:table-cell table:style-name="ce9" office:value-type="float" office:value="520862490">
            <text:p>52086249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3270">
            <text:p>7327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3">
            <text:p>13</text:p>
          </table:table-cell>
          <table:table-cell table:style-name="ce9" table:formula="of:=([.E9]*[.D9])/3600" office:value-type="float" office:value="20.3527777777778">
            <text:p>20.3527777778</text:p>
          </table:table-cell>
          <table:table-cell table:style-name="ce9" office:value-type="float" office:value="290368832">
            <text:p>290368832</text:p>
          </table:table-cell>
          <table:table-cell office:value-type="string">
            <text:p>10.30am</text:p>
          </table:table-cell>
        </table:table-row>
        <table:table-row table:style-name="ro1">
          <table:table-cell table:style-name="ce6" office:value-type="string">
            <text:p>DT</text:p>
          </table:table-cell>
          <table:table-cell table:style-name="ce8" office:value-type="float" office:value="0.001">
            <text:p>1.00E-003</text:p>
          </table:table-cell>
          <table:table-cell table:style-name="ce9" office:value-type="string">
            <text:p>No failure ye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No failure yet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1837797604">
            <text:p>1837797604</text:p>
          </table:table-cell>
          <table:table-cell table:style-name="ce11" office:value-type="string">
            <text:p>11p/m</text:p>
          </table:table-cell>
        </table:table-row>
        <table:table-row table:style-name="ro1">
          <table:table-cell table:style-name="ce5" office:value-type="string">
            <text:p>vaio, DT_use</text:p>
          </table:table-cell>
          <table:table-cell table:style-name="ce7" office:value-type="float" office:value="0.0001">
            <text:p>1.00E-004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2824">
            <text:p>12824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3"/>
          <table:table-cell table:style-name="ce14" office:value-type="string" table:number-columns-spanned="2" table:number-rows-spanned="1">
            <text:p>MTTF (instruction cycles)</text:p>
          </table:table-cell>
          <table:covered-table-cell table:style-name="ce12"/>
          <table:table-cell table:style-name="ce14" office:value-type="string" table:number-columns-spanned="2" table:number-rows-spanned="1">
            <text:p>total instr cycles executed</text:p>
          </table:table-cell>
          <table:covered-table-cell table:style-name="ce12"/>
          <table:table-cell table:number-columns-repeated="4"/>
        </table:table-row>
        <table:table-row table:style-name="ro1">
          <table:table-cell/>
          <table:table-cell table:style-name="ce12" office:value-type="string">
            <text:p>Probability</text:p>
          </table:table-cell>
          <table:table-cell table:style-name="ce12" office:value-type="string">
            <text:p>Without ECC</text:p>
          </table:table-cell>
          <table:table-cell table:style-name="ce12" office:value-type="string">
            <text:p>With ECC</text:p>
          </table:table-cell>
          <table:table-cell table:style-name="ce12" office:value-type="string">
            <text:p>Without ECC</text:p>
          </table:table-cell>
          <table:table-cell table:style-name="ce12" office:value-type="string">
            <text:p>With ECC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6">
            <text:p>0.6</text:p>
          </table:table-cell>
          <table:table-cell table:style-name="ce3" office:value-type="float" office:value="10825643">
            <text:p>10825643</text:p>
          </table:table-cell>
          <table:table-cell table:style-name="ce3" office:value-type="float" office:value="684017">
            <text:p>684017</text:p>
          </table:table-cell>
          <table:table-cell table:style-name="ce3" office:value-type="float" office:value="108256430">
            <text:p>108256430</text:p>
          </table:table-cell>
          <table:table-cell table:style-name="ce3" office:value-type="float" office:value="10260255">
            <text:p>1026025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244870661">
            <text:p>244870661</text:p>
          </table:table-cell>
          <table:table-cell table:style-name="ce3" office:value-type="float" office:value="4238671">
            <text:p>4238671</text:p>
          </table:table-cell>
          <table:table-cell table:style-name="ce3" office:value-type="float" office:value="2448706610">
            <text:p>2448706610</text:p>
          </table:table-cell>
          <table:table-cell table:style-name="ce3" office:value-type="float" office:value="63580065">
            <text:p>6358006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1">
            <text:p>0.01</text:p>
          </table:table-cell>
          <table:table-cell table:style-name="ce3" office:value-type="float" office:value="3647518076">
            <text:p>3647518076</text:p>
          </table:table-cell>
          <table:table-cell table:style-name="ce3" office:value-type="float" office:value="259308050">
            <text:p>259308050</text:p>
          </table:table-cell>
          <table:table-cell table:style-name="ce3" office:value-type="float" office:value="18237590380">
            <text:p>18237590380</text:p>
          </table:table-cell>
          <table:table-cell table:style-name="ce3" office:value-type="float" office:value="1296540250">
            <text:p>1296540250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float" office:value="0.005">
            <text:p>5.00E-003</text:p>
          </table:table-cell>
          <table:table-cell table:style-name="ce3" office:value-type="float" office:value="18425069754">
            <text:p>18425069754</text:p>
          </table:table-cell>
          <table:table-cell table:style-name="ce15" office:value-type="float" office:value="520862490">
            <text:p>520862490</text:p>
          </table:table-cell>
          <table:table-cell table:style-name="ce3" office:value-type="float" office:value="92125348770">
            <text:p>92125348770</text:p>
          </table:table-cell>
          <table:table-cell table:style-name="ce3" office:value-type="float" office:value="290368832">
            <text:p>290368832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float" office:value="0.001">
            <text:p>1.00E-003</text:p>
          </table:table-cell>
          <table:table-cell table:style-name="ce3" office:value-type="float" office:value="7974427522">
            <text:p>7974427522</text:p>
          </table:table-cell>
          <table:table-cell table:style-name="ce15" office:value-type="string">
            <text:p>No failure yet</text:p>
          </table:table-cell>
          <table:table-cell table:style-name="ce3" office:value-type="float" office:value="23923282566">
            <text:p>23923282566</text:p>
          </table:table-cell>
          <table:table-cell table:style-name="ce15" office:value-type="float" office:value="1837797604">
            <text:p>1837797604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3" table:number-columns-repeated="5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2" office:value-type="string">
            <text:p>Probability of bit flip</text:p>
          </table:table-cell>
          <table:table-cell table:style-name="ce12" office:value-type="string">
            <text:p>Crashes avoided</text:p>
          </table:table-cell>
          <table:table-cell table:style-name="ce12" office:value-type="string">
            <text:p>Errors corrected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0.6">
            <text:p>0.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98">
            <text:p>9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">
            <text:p>4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0.01">
            <text:p>0.0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9">
            <text:p>29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float" office:value="0.005">
            <text:p>5.00E-00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float" office:value="0.001">
            <text:p>1.00E-00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ECC</text:p>
          </table:table-cell>
          <table:table-cell table:number-columns-repeated="4"/>
          <table:table-cell office:value-type="string">
            <text:p>No ECC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Probability</text:p>
          </table:table-cell>
          <table:table-cell table:style-name="ce3" office:value-type="string">
            <text:p>Min (instr cycles)</text:p>
          </table:table-cell>
          <table:table-cell table:style-name="ce3" office:value-type="string">
            <text:p>MTTF (instr cycles)</text:p>
          </table:table-cell>
          <table:table-cell table:style-name="ce3" office:value-type="string">
            <text:p>Max (instr cycles)</text:p>
          </table:table-cell>
          <table:table-cell/>
          <table:table-cell table:style-name="ce3" office:value-type="string">
            <text:p>Probability</text:p>
          </table:table-cell>
          <table:table-cell table:style-name="ce3" office:value-type="string">
            <text:p>Min (instr cycles)</text:p>
          </table:table-cell>
          <table:table-cell table:style-name="ce3" office:value-type="string">
            <text:p>MTTF (instr cycles)</text:p>
          </table:table-cell>
          <table:table-cell table:style-name="ce3" office:value-type="string">
            <text:p>Max (instr cycles)</text:p>
          </table:table-cell>
        </table:table-row>
        <table:table-row table:style-name="ro1">
          <table:table-cell/>
          <table:table-cell table:style-name="ce3" office:value-type="float" office:value="0.6">
            <text:p>0.6</text:p>
          </table:table-cell>
          <table:table-cell table:style-name="ce3" office:value-type="float" office:value="96358">
            <text:p>96358</text:p>
          </table:table-cell>
          <table:table-cell table:style-name="ce3" office:value-type="float" office:value="684017">
            <text:p>684017</text:p>
          </table:table-cell>
          <table:table-cell table:style-name="ce3" office:value-type="float" office:value="1804014">
            <text:p>1804014</text:p>
          </table:table-cell>
          <table:table-cell/>
          <table:table-cell table:style-name="ce3" office:value-type="float" office:value="0.6">
            <text:p>0.6</text:p>
          </table:table-cell>
          <table:table-cell table:style-name="ce3" office:value-type="float" office:value="349">
            <text:p>349</text:p>
          </table:table-cell>
          <table:table-cell table:style-name="ce3" office:value-type="float" office:value="10825643">
            <text:p>10825643</text:p>
          </table:table-cell>
          <table:table-cell table:style-name="ce3" office:value-type="float" office:value="44696085">
            <text:p>44696085</text:p>
          </table:table-cell>
        </table:table-row>
        <table:table-row table:style-name="ro1"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172243">
            <text:p>172243</text:p>
          </table:table-cell>
          <table:table-cell table:style-name="ce3" office:value-type="float" office:value="4238671">
            <text:p>4238671</text:p>
          </table:table-cell>
          <table:table-cell table:style-name="ce3" office:value-type="float" office:value="18044459">
            <text:p>18044459</text:p>
          </table:table-cell>
          <table:table-cell/>
          <table:table-cell table:style-name="ce3" office:value-type="float" office:value="0.1">
            <text:p>0.1</text:p>
          </table:table-cell>
          <table:table-cell table:style-name="ce3" office:value-type="float" office:value="30339744">
            <text:p>30339744</text:p>
          </table:table-cell>
          <table:table-cell table:style-name="ce3" office:value-type="float" office:value="244870661">
            <text:p>244870661</text:p>
          </table:table-cell>
          <table:table-cell table:style-name="ce3" office:value-type="float" office:value="786439910">
            <text:p>786439910</text:p>
          </table:table-cell>
        </table:table-row>
        <table:table-row table:style-name="ro1">
          <table:table-cell/>
          <table:table-cell table:style-name="ce9" office:value-type="float" office:value="0.01">
            <text:p>0.01</text:p>
          </table:table-cell>
          <table:table-cell table:style-name="ce9" office:value-type="float" office:value="3418910">
            <text:p>3418910</text:p>
          </table:table-cell>
          <table:table-cell table:style-name="ce3" office:value-type="float" office:value="259308050">
            <text:p>259308050</text:p>
          </table:table-cell>
          <table:table-cell table:style-name="ce3" office:value-type="float" office:value="1022369139">
            <text:p>1022369139</text:p>
          </table:table-cell>
          <table:table-cell/>
          <table:table-cell table:style-name="ce3" office:value-type="float" office:value="0.01">
            <text:p>0.01</text:p>
          </table:table-cell>
          <table:table-cell table:style-name="ce3" office:value-type="float" office:value="1737558764">
            <text:p>1737558764</text:p>
          </table:table-cell>
          <table:table-cell table:style-name="ce3" office:value-type="float" office:value="3647518076">
            <text:p>3647518076</text:p>
          </table:table-cell>
          <table:table-cell table:style-name="ce3" office:value-type="float" office:value="10444550956">
            <text:p>10444550956</text:p>
          </table:table-cell>
        </table:table-row>
        <table:table-row table:style-name="ro1">
          <table:table-cell/>
          <table:table-cell table:style-name="ce8" office:value-type="float" office:value="0.005">
            <text:p>5.00E-003</text:p>
          </table:table-cell>
          <table:table-cell table:style-name="ce9" office:value-type="float" office:value="520862490">
            <text:p>520862490</text:p>
          </table:table-cell>
          <table:table-cell table:style-name="ce9" office:value-type="float" office:value="0">
            <text:p>0</text:p>
          </table:table-cell>
          <table:table-cell table:style-name="ce3"/>
          <table:table-cell/>
          <table:table-cell table:style-name="ce7" office:value-type="float" office:value="0.005">
            <text:p>5.00E-003</text:p>
          </table:table-cell>
          <table:table-cell table:style-name="ce3" office:value-type="float" office:value="8927422619">
            <text:p>8927422619</text:p>
          </table:table-cell>
          <table:table-cell table:style-name="ce3" office:value-type="float" office:value="18425069754">
            <text:p>18425069754</text:p>
          </table:table-cell>
          <table:table-cell table:style-name="ce3" office:value-type="float" office:value="35536756357">
            <text:p>35536756357</text:p>
          </table:table-cell>
        </table:table-row>
        <table:table-row table:style-name="ro1">
          <table:table-cell/>
          <table:table-cell table:style-name="ce8" office:value-type="float" office:value="0.001">
            <text:p>1.00E-003</text:p>
          </table:table-cell>
          <table:table-cell table:style-name="ce8"/>
          <table:table-cell table:style-name="ce9" office:value-type="float" office:value="0">
            <text:p>0</text:p>
          </table:table-cell>
          <table:table-cell table:style-name="ce3"/>
          <table:table-cell/>
          <table:table-cell table:style-name="ce8" office:value-type="float" office:value="0.001">
            <text:p>1.00E-003</text:p>
          </table:table-cell>
          <table:table-cell table:style-name="ce3" office:value-type="float" office:value="4621884991">
            <text:p>4621884991</text:p>
          </table:table-cell>
          <table:table-cell table:style-name="ce9" office:value-type="float" office:value="10376418948">
            <text:p>10376418948</text:p>
          </table:table-cell>
          <table:table-cell table:style-name="ce3" office:value-type="float" office:value="16315070722">
            <text:p>16315070722</text:p>
          </table:table-cell>
        </table:table-row>
        <table:table-row table:style-name="ro1">
          <table:table-cell/>
          <table:table-cell table:style-name="ce7" office:value-type="float" office:value="0.0001">
            <text:p>1.00E-004</text:p>
          </table:table-cell>
          <table:table-cell table:style-name="ce7"/>
          <table:table-cell table:style-name="ce3" office:value-type="float" office:value="0">
            <text:p>0</text:p>
          </table:table-cell>
          <table:table-cell table:style-name="ce3"/>
          <table:table-cell/>
          <table:table-cell table:style-name="ce8" office:value-type="float" office:value="0.0001">
            <text:p>1.00E-004</text:p>
          </table:table-cell>
          <table:table-cell table:number-columns-repeated="3" table:style-name="ce3" office:value-type="float" office:value="12744926230">
            <text:p>127449262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>
            <draw:frame table:end-cell-address="MTTF_ECC.F68" table:end-x="1.97cm" table:end-y="0.423cm" draw:z-index="3" draw:style-name="gr1" svg:width="17.232cm" svg:height="9.606cm" svg:x="1.017cm" svg:y="0.265cm">
              <draw:object draw:notify-on-update-of-ranges="MTTF_ECC.B40:MTTF_ECC.B45 MTTF_ECC.C39:MTTF_ECC.C39 MTTF_ECC.C40:MTTF_ECC.C45 MTTF_ECC.D39:MTTF_ECC.D39 MTTF_ECC.D40:MTTF_ECC.D45 MTTF_ECC.E39:MTTF_ECC.E39 MTTF_ECC.E40:MTTF_ECC.E4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43">
          <table:table-cell table:number-columns-repeated="10"/>
        </table:table-row>
        <table:table-row table:style-name="ro1">
          <table:table-cell>
            <draw:frame table:end-cell-address="MTTF_ECC.F111" table:end-x="1.021cm" table:end-y="0.294cm" draw:z-index="0" draw:style-name="gr1" svg:width="16.963cm" svg:height="9.033cm" svg:x="0.337cm" svg:y="0.258cm">
              <draw:object draw:notify-on-update-of-ranges="MTTF_ECC.B28:MTTF_ECC.B32 MTTF_ECC.C27:MTTF_ECC.C27 MTTF_ECC.C28:MTTF_ECC.C32 MTTF_ECC.D27:MTTF_ECC.D27 MTTF_ECC.D28:MTTF_ECC.D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MTTF_ECC.L115" table:end-x="0.501cm" table:end-y="0.008cm" draw:z-index="1" draw:style-name="gr1" svg:width="18.28cm" svg:height="10.69cm" svg:x="2.261cm" svg:y="0.115cm">
              <draw:object draw:notify-on-update-of-ranges="MTTF_ECC.B6:MTTF_ECC.B11 MTTF_ECC.C5:MTTF_ECC.C5 MTTF_ECC.C6:MTTF_ECC.C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19/04/2012</text:date>, <text:time>10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nditha </meta:initial-creator>
    <meta:creation-date>2012-03-25T09:16:51</meta:creation-date>
    <dc:date>2012-04-19T10:34:51</dc:date>
    <dc:creator>Nanditha </dc:creator>
    <meta:editing-duration>P4DT14H28M30S</meta:editing-duration>
    <meta:editing-cycles>165</meta:editing-cycles>
    <meta:generator>LibreOffice/3.3$Linux LibreOffice_project/330m19$Build-401</meta:generator>
    <meta:document-statistic meta:table-count="4" meta:cell-count="48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2cm" svg:y="0.316cm" chart:style-name="ch2">
          <text:p>Number of instruction cycles before each crash</text:p>
        </chart:title>
        <chart:subtitle svg:x="5.443cm" svg:y="1.275cm" chart:style-name="ch3">
          <text:p>Probability of soft errors= 0.6</text:p>
        </chart:subtitle>
        <chart:legend chart:legend-position="end" svg:x="12.439cm" svg:y="4.201cm" style:legend-expansion="high" chart:style-name="ch4"/>
        <chart:plot-area chart:style-name="ch5" table:cell-range-address="'No_ ECC_data'.B7:'No_ ECC_data'.B22" chart:data-source-has-labels="row" svg:x="1.331cm" svg:y="2.318cm" svg:width="10.469cm" svg:height="5.521cm">
          <chartooo:coordinate-region svg:x="3.064cm" svg:y="2.518cm" svg:width="8.736cm" svg:height="4.674cm"/>
          <chart:axis chart:dimension="x" chart:name="primary-x" chart:style-name="ch6">
            <chart:title svg:x="5.476cm" svg:y="8.019cm" chart:style-name="ch7">
              <text:p>Crash number</text:p>
            </chart:title>
          </chart:axis>
          <chart:axis chart:dimension="y" chart:name="primary-y" chart:style-name="ch8">
            <chart:title svg:x="0.451cm" svg:y="6.366cm" chart:style-name="ch9">
              <text:p>Instruction cycles</text:p>
            </chart:title>
            <chart:grid chart:style-name="ch10" chart:class="major"/>
          </chart:axis>
          <chart:series chart:style-name="ch11" chart:values-cell-range-address="'No_ ECC_data'.B8:'No_ ECC_data'.B22" chart:label-cell-address="'No_ ECC_data'.B7:'No_ ECC_data'.B7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 0.6 (no ECC)</text:p>
                <draw:g>
                  <svg:desc>'No_ ECC_data'.B7:'No_ ECC_data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6963">
                <text:p>5816963</text:p>
                <draw:g>
                  <svg:desc>'No_ ECC_data'.B8:'No_ ECC_data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696085">
                <text:p>44696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34901">
                <text:p>15534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751722">
                <text:p>32751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615259">
                <text:p>35615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09227">
                <text:p>6109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5449">
                <text:p>1185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50048">
                <text:p>10950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65275">
                <text:p>6765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9405">
                <text:p>1929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8314">
                <text:p>1018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08cm" svg:y="0.315cm" chart:style-name="ch2">
          <text:p>Min, max and mean time to failure (instruction cycles)</text:p>
        </chart:title>
        <chart:subtitle svg:x="5.562cm" svg:y="1.397cm" chart:style-name="ch3">
          <text:p>Without error correction</text:p>
        </chart:subtitle>
        <chart:legend chart:legend-position="end" svg:x="11.471cm" svg:y="3.645cm" chart:style-name="ch4"/>
        <chart:plot-area chart:style-name="ch5" table:cell-range-address="MTTF_no_ECC.B20:MTTF_no_ECC.E26" chart:data-source-has-labels="both" svg:x="1.475cm" svg:y="2.536cm" svg:width="9.357cm" svg:height="5.159cm">
          <chartooo:coordinate-region svg:x="3.763cm" svg:y="2.735cm" svg:width="6.833cm" svg:height="3.915cm"/>
          <chart:axis chart:dimension="x" chart:name="primary-x" chart:style-name="ch6">
            <chart:title svg:x="4.238cm" svg:y="7.875cm" chart:style-name="ch7">
              <text:p>Probability of bit flip</text:p>
            </chart:title>
            <chart:categories table:cell-range-address="MTTF_no_ECC.B21:MTTF_no_ECC.B26"/>
          </chart:axis>
          <chart:axis chart:dimension="y" chart:name="primary-y" chart:style-name="ch8">
            <chart:title svg:x="0.451cm" svg:y="8.194cm" chart:style-name="ch9">
              <text:p>Instruction cycles before a crash</text:p>
            </chart:title>
            <chart:grid chart:style-name="ch10" chart:class="major"/>
          </chart:axis>
          <chart:series chart:style-name="ch11" chart:values-cell-range-address="MTTF_no_ECC.C21:MTTF_no_ECC.C26" chart:label-cell-address="MTTF_no_ECC.C20:MTTF_no_ECC.C20" chart:class="chart:bar">
            <chart:data-point chart:repeated="6"/>
          </chart:series>
          <chart:series chart:style-name="ch12" chart:values-cell-range-address="MTTF_no_ECC.D21:MTTF_no_ECC.D26" chart:label-cell-address="MTTF_no_ECC.D20:MTTF_no_ECC.D20" chart:class="chart:bar">
            <chart:data-point chart:repeated="6"/>
          </chart:series>
          <chart:series chart:style-name="ch13" chart:values-cell-range-address="MTTF_no_ECC.E21:MTTF_no_ECC.E26" chart:label-cell-address="MTTF_no_ECC.E20:MTTF_no_ECC.E2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(instr cycles)</text:p>
                <draw:g>
                  <svg:desc>MTTF_no_ECC.C20:MTTF_no_ECC.C20</svg:desc>
                </draw:g>
              </table:table-cell>
              <table:table-cell office:value-type="string">
                <text:p>MTTF (instr cycles)</text:p>
                <draw:g>
                  <svg:desc>MTTF_no_ECC.D20:MTTF_no_ECC.D20</svg:desc>
                </draw:g>
              </table:table-cell>
              <table:table-cell office:value-type="string">
                <text:p>Max (instr cycles)</text:p>
                <draw:g>
                  <svg:desc>MTTF_no_ECC.E20:MTTF_no_ECC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6</text:p>
                <draw:g>
                  <svg:desc>MTTF_no_ECC.B21:MTTF_no_ECC.B26</svg:desc>
                </draw:g>
              </table:table-cell>
              <table:table-cell office:value-type="float" office:value="349">
                <text:p>349</text:p>
                <draw:g>
                  <svg:desc>MTTF_no_ECC.C21:MTTF_no_ECC.C26</svg:desc>
                </draw:g>
              </table:table-cell>
              <table:table-cell office:value-type="float" office:value="10825643">
                <text:p>10825643</text:p>
                <draw:g>
                  <svg:desc>MTTF_no_ECC.D21:MTTF_no_ECC.D26</svg:desc>
                </draw:g>
              </table:table-cell>
              <table:table-cell office:value-type="float" office:value="44696085">
                <text:p>44696085</text:p>
                <draw:g>
                  <svg:desc>MTTF_no_ECC.E21:MTTF_no_ECC.E26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339744">
                <text:p>30339744</text:p>
              </table:table-cell>
              <table:table-cell office:value-type="float" office:value="244870661">
                <text:p>244870661</text:p>
              </table:table-cell>
              <table:table-cell office:value-type="float" office:value="786439910">
                <text:p>78643991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737558764">
                <text:p>1737558764</text:p>
              </table:table-cell>
              <table:table-cell office:value-type="float" office:value="3647518076">
                <text:p>3647518076</text:p>
              </table:table-cell>
              <table:table-cell office:value-type="float" office:value="10444550956">
                <text:p>10444550956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8927422619">
                <text:p>8927422619</text:p>
              </table:table-cell>
              <table:table-cell office:value-type="float" office:value="18425069754">
                <text:p>18425069754</text:p>
              </table:table-cell>
              <table:table-cell office:value-type="float" office:value="35536756357">
                <text:p>35536756357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4621884991">
                <text:p>4621884991</text:p>
              </table:table-cell>
              <table:table-cell office:value-type="float" office:value="28251989867.5">
                <text:p>28251989867.5</text:p>
              </table:table-cell>
              <table:table-cell office:value-type="float" office:value="51882094744">
                <text:p>51882094744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12744926230">
                <text:p>12744926230</text:p>
              </table:table-cell>
              <table:table-cell office:value-type="float" office:value="47296010487">
                <text:p>47296010487</text:p>
              </table:table-cell>
              <table:table-cell office:value-type="float" office:value="81847094744">
                <text:p>818470947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33cm" svg:height="9.607cm" xlink:href=".." xlink:type="simple" chart:class="chart:bar" chart:style-name="ch1">
        <chart:title svg:x="2.224cm" svg:y="0.327cm" chart:style-name="ch2">
          <text:p>Min, max and mean time to failure (instruction cycles)</text:p>
        </chart:title>
        <chart:subtitle svg:x="6.482cm" svg:y="1.421cm" chart:style-name="ch3">
          <text:p>With error correction</text:p>
        </chart:subtitle>
        <chart:legend chart:legend-position="end" svg:x="12.705cm" svg:y="3.948cm" chart:style-name="ch4"/>
        <chart:plot-area chart:style-name="ch5" table:cell-range-address="MTTF_ECC.B39:MTTF_ECC.E45" chart:data-source-has-labels="both" svg:x="1.499cm" svg:y="2.584cm" svg:width="10.518cm" svg:height="5.706cm">
          <chartooo:coordinate-region svg:x="3.602cm" svg:y="2.783cm" svg:width="8.294cm" svg:height="4.462cm"/>
          <chart:axis chart:dimension="x" chart:name="primary-x" chart:style-name="ch6">
            <chart:title svg:x="4.843cm" svg:y="8.482cm" chart:style-name="ch7">
              <text:p>Probability of bit flip</text:p>
            </chart:title>
            <chart:categories table:cell-range-address="MTTF_ECC.B40:MTTF_ECC.B45"/>
          </chart:axis>
          <chart:axis chart:dimension="y" chart:name="primary-y" chart:style-name="ch8">
            <chart:title svg:x="0.451cm" svg:y="8.516cm" chart:style-name="ch9">
              <text:p>Instruction cycles before a crash</text:p>
            </chart:title>
            <chart:grid chart:style-name="ch10" chart:class="major"/>
          </chart:axis>
          <chart:series chart:style-name="ch11" chart:values-cell-range-address="MTTF_ECC.C40:MTTF_ECC.C45" chart:label-cell-address="MTTF_ECC.C39:MTTF_ECC.C39" chart:class="chart:bar">
            <chart:data-point chart:repeated="6"/>
          </chart:series>
          <chart:series chart:style-name="ch12" chart:values-cell-range-address="MTTF_ECC.D40:MTTF_ECC.D45" chart:label-cell-address="MTTF_ECC.D39:MTTF_ECC.D39" chart:class="chart:bar">
            <chart:data-point chart:repeated="6"/>
          </chart:series>
          <chart:series chart:style-name="ch13" chart:values-cell-range-address="MTTF_ECC.E40:MTTF_ECC.E45" chart:label-cell-address="MTTF_ECC.E39:MTTF_ECC.E3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(instr cycles)</text:p>
                <draw:g>
                  <svg:desc>MTTF_ECC.C39:MTTF_ECC.C39</svg:desc>
                </draw:g>
              </table:table-cell>
              <table:table-cell office:value-type="string">
                <text:p>MTTF (instr cycles)</text:p>
                <draw:g>
                  <svg:desc>MTTF_ECC.D39:MTTF_ECC.D39</svg:desc>
                </draw:g>
              </table:table-cell>
              <table:table-cell office:value-type="string">
                <text:p>Max (instr cycles)</text:p>
                <draw:g>
                  <svg:desc>MTTF_ECC.E39:MTTF_ECC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6</text:p>
                <draw:g>
                  <svg:desc>MTTF_ECC.B40:MTTF_ECC.B45</svg:desc>
                </draw:g>
              </table:table-cell>
              <table:table-cell office:value-type="float" office:value="96358">
                <text:p>96358</text:p>
                <draw:g>
                  <svg:desc>MTTF_ECC.C40:MTTF_ECC.C45</svg:desc>
                </draw:g>
              </table:table-cell>
              <table:table-cell office:value-type="float" office:value="684017">
                <text:p>684017</text:p>
                <draw:g>
                  <svg:desc>MTTF_ECC.D40:MTTF_ECC.D45</svg:desc>
                </draw:g>
              </table:table-cell>
              <table:table-cell office:value-type="float" office:value="1804014">
                <text:p>1804014</text:p>
                <draw:g>
                  <svg:desc>MTTF_ECC.E40:MTTF_ECC.E45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72243">
                <text:p>172243</text:p>
              </table:table-cell>
              <table:table-cell office:value-type="float" office:value="4238671">
                <text:p>4238671</text:p>
              </table:table-cell>
              <table:table-cell office:value-type="float" office:value="18044459">
                <text:p>1804445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418910">
                <text:p>3418910</text:p>
              </table:table-cell>
              <table:table-cell office:value-type="float" office:value="259308050">
                <text:p>259308050</text:p>
              </table:table-cell>
              <table:table-cell office:value-type="float" office:value="1022369139">
                <text:p>1022369139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520862490">
                <text:p>5208624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53cm" svg:height="8.899cm" xlink:href=".." xlink:type="simple" chart:class="chart:bar" chart:style-name="ch1">
        <chart:title svg:x="1.496cm" svg:y="0.313cm" chart:style-name="ch2">
          <text:p>Number of instruction cycles before each crash</text:p>
        </chart:title>
        <chart:subtitle svg:x="4.116cm" svg:y="1.269cm" chart:style-name="ch3">
          <text:p>Probability of bit flip= 0.1</text:p>
        </chart:subtitle>
        <chart:legend chart:legend-position="end" svg:x="8.993cm" svg:y="4.15cm" style:legend-expansion="high" chart:style-name="ch4"/>
        <chart:plot-area chart:style-name="ch5" table:cell-range-address="'No_ ECC_data'.F7:'No_ ECC_data'.F22" chart:data-source-has-labels="row" svg:x="1.262cm" svg:y="2.306cm" svg:width="7.229cm" svg:height="5.435cm">
          <chartooo:coordinate-region svg:x="3.18cm" svg:y="2.505cm" svg:width="5.298cm" svg:height="4.191cm"/>
          <chart:axis chart:dimension="x" chart:name="primary-x" chart:style-name="ch6">
            <chart:title svg:x="3.787cm" svg:y="7.918cm" chart:style-name="ch7">
              <text:p>Crash number</text:p>
            </chart:title>
          </chart:axis>
          <chart:axis chart:dimension="y" chart:name="primary-y" chart:style-name="ch8">
            <chart:title svg:x="0.451cm" svg:y="6.311cm" chart:style-name="ch9">
              <text:p>Instruction cycles</text:p>
            </chart:title>
            <chart:grid chart:style-name="ch10" chart:class="major"/>
          </chart:axis>
          <chart:series chart:style-name="ch11" chart:values-cell-range-address="'No_ ECC_data'.F8:'No_ ECC_data'.F22" chart:label-cell-address="'No_ ECC_data'.F7:'No_ ECC_data'.F7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 0.1 (no ECC)</text:p>
                <draw:g>
                  <svg:desc>'No_ ECC_data'.F7:'No_ ECC_data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481001">
                <text:p>304481001</text:p>
                <draw:g>
                  <svg:desc>'No_ ECC_data'.F8:'No_ ECC_data'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585825">
                <text:p>189585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1977037">
                <text:p>22197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478861">
                <text:p>197478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837395">
                <text:p>206837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6439910">
                <text:p>7864399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5701332">
                <text:p>735701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890515">
                <text:p>85890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39744">
                <text:p>3033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647180">
                <text:p>360647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797271">
                <text:p>45797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794506">
                <text:p>123794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969945">
                <text:p>46969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619479">
                <text:p>71619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499926">
                <text:p>265499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73cm" svg:height="7.549cm" xlink:href=".." xlink:type="simple" chart:class="chart:bar" chart:style-name="ch1">
        <chart:title svg:x="0.956cm" svg:y="0.286cm" chart:style-name="ch2">
          <text:p>Number of instruction cycles before each crash</text:p>
        </chart:title>
        <chart:subtitle svg:x="3.456cm" svg:y="1.215cm" chart:style-name="ch3">
          <text:p>Probability of bit flip= 1e-2</text:p>
        </chart:subtitle>
        <chart:legend chart:legend-position="end" svg:x="7.727cm" svg:y="3.475cm" style:legend-expansion="high" chart:style-name="ch4"/>
        <chart:plot-area chart:style-name="ch5" table:cell-range-address="'No_ ECC_data'.I7:'No_ ECC_data'.I12" chart:data-source-has-labels="row" svg:x="1.24cm" svg:y="2.198cm" svg:width="6.03cm" svg:height="4.22cm">
          <chartooo:coordinate-region svg:x="3.528cm" svg:y="2.397cm" svg:width="3.742cm" svg:height="3.374cm"/>
          <chart:axis chart:dimension="x" chart:name="primary-x" chart:style-name="ch6">
            <chart:title svg:x="3.166cm" svg:y="6.568cm" chart:style-name="ch7">
              <text:p>Crash number</text:p>
            </chart:title>
          </chart:axis>
          <chart:axis chart:dimension="y" chart:name="primary-y" chart:style-name="ch8">
            <chart:title svg:x="0.451cm" svg:y="5.596cm" chart:style-name="ch9">
              <text:p>Instruction cycles</text:p>
            </chart:title>
            <chart:grid chart:style-name="ch10" chart:class="major"/>
          </chart:axis>
          <chart:series chart:style-name="ch11" chart:values-cell-range-address="'No_ ECC_data'.I8:'No_ ECC_data'.I12" chart:label-cell-address="'No_ ECC_data'.I7:'No_ ECC_data'.I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 0.01 (no ECC)</text:p>
                <draw:g>
                  <svg:desc>'No_ ECC_data'.I7:'No_ ECC_data'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14414721">
                <text:p>1414414721</text:p>
                <draw:g>
                  <svg:desc>'No_ ECC_data'.I8:'No_ ECC_data'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44550956">
                <text:p>10444550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4505140">
                <text:p>1914505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7558764">
                <text:p>1737558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26560799">
                <text:p>27265607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64cm" svg:height="9.034cm" xlink:href=".." xlink:type="simple" chart:class="chart:bar" chart:style-name="ch1">
        <chart:title svg:x="4.616cm" svg:y="0.315cm" chart:style-name="ch2">
          <text:p>Errors corrected using SECDED</text:p>
        </chart:title>
        <chart:legend chart:legend-position="end" svg:x="13.184cm" svg:y="3.931cm" chart:style-name="ch3"/>
        <chart:plot-area chart:style-name="ch4" table:cell-range-address="MTTF_ECC.B27:MTTF_ECC.D32" chart:data-source-has-labels="both" svg:x="1.472cm" svg:y="1.756cm" svg:width="11.035cm" svg:height="5.995cm">
          <chartooo:coordinate-region svg:x="2.279cm" svg:y="1.956cm" svg:width="10.228cm" svg:height="5.148cm"/>
          <chart:axis chart:dimension="x" chart:name="primary-x" chart:style-name="ch5">
            <chart:title svg:x="3.85cm" svg:y="7.931cm" chart:style-name="ch6">
              <text:p>Probability of bit flip due to soft error</text:p>
            </chart:title>
            <chart:categories table:cell-range-address="MTTF_ECC.B28:MTTF_ECC.B32"/>
          </chart:axis>
          <chart:axis chart:dimension="y" chart:name="primary-y" chart:style-name="ch7">
            <chart:title svg:x="0.451cm" svg:y="7.178cm" chart:style-name="ch8">
              <text:p>Number of errors corrected</text:p>
            </chart:title>
            <chart:grid chart:style-name="ch9" chart:class="major"/>
          </chart:axis>
          <chart:series chart:style-name="ch10" chart:values-cell-range-address="MTTF_ECC.C28:MTTF_ECC.C32" chart:label-cell-address="MTTF_ECC.C27:MTTF_ECC.C27" chart:class="chart:bar">
            <chart:data-point chart:repeated="5"/>
          </chart:series>
          <chart:series chart:style-name="ch11" chart:values-cell-range-address="MTTF_ECC.D28:MTTF_ECC.D32" chart:label-cell-address="MTTF_ECC.D27:MTTF_ECC.D2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shes avoided</text:p>
                <draw:g>
                  <svg:desc>MTTF_ECC.C27:MTTF_ECC.C27</svg:desc>
                </draw:g>
              </table:table-cell>
              <table:table-cell office:value-type="string">
                <text:p>Errors corrected</text:p>
                <draw:g>
                  <svg:desc>MTTF_ECC.D27:MTTF_ECC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6</text:p>
                <draw:g>
                  <svg:desc>MTTF_ECC.B28:MTTF_ECC.B32</svg:desc>
                </draw:g>
              </table:table-cell>
              <table:table-cell office:value-type="float" office:value="12">
                <text:p>12</text:p>
                <draw:g>
                  <svg:desc>MTTF_ECC.C28:MTTF_ECC.C32</svg:desc>
                </draw:g>
              </table:table-cell>
              <table:table-cell office:value-type="float" office:value="98">
                <text:p>98</text:p>
                <draw:g>
                  <svg:desc>MTTF_ECC.D28:MTTF_ECC.D32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9cm" svg:height="9.211cm" xlink:href=".." xlink:type="simple" chart:class="chart:bar" chart:style-name="ch1">
        <chart:title svg:x="1.942cm" svg:y="0.319cm" chart:style-name="ch2">
          <text:p>Mean time to failure (instruction cycles) without error correction</text:p>
        </chart:title>
        <chart:legend chart:legend-position="end" svg:x="13.253cm" svg:y="4.264cm" chart:style-name="ch3"/>
        <chart:plot-area chart:style-name="ch4" table:cell-range-address="MTTF_no_ECC.B4:MTTF_no_ECC.C10" chart:data-source-has-labels="both" svg:x="1.533cm" svg:y="1.772cm" svg:width="10.964cm" svg:height="6.13cm">
          <chartooo:coordinate-region svg:x="3.821cm" svg:y="1.971cm" svg:width="8.578cm" svg:height="4.886cm"/>
          <chart:axis chart:dimension="x" chart:name="primary-x" chart:style-name="ch5">
            <chart:title svg:x="3.592cm" svg:y="8.086cm" chart:style-name="ch6">
              <text:p>Probability of bit flip due to soft error</text:p>
            </chart:title>
            <chart:categories table:cell-range-address="MTTF_no_ECC.B5:MTTF_no_ECC.B10"/>
          </chart:axis>
          <chart:axis chart:dimension="y" chart:name="primary-y" chart:style-name="ch7">
            <chart:title svg:x="0.451cm" svg:y="9.21cm" chart:style-name="ch8">
              <text:p>Number of instruction cycles before each crash</text:p>
            </chart:title>
            <chart:grid chart:style-name="ch9" chart:class="major"/>
          </chart:axis>
          <chart:series chart:style-name="ch10" chart:values-cell-range-address="MTTF_no_ECC.C5:MTTF_no_ECC.C10" chart:label-cell-address="MTTF_no_ECC.C4:MTTF_no_ECC.C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TTF (instruction cycles)</text:p>
                <draw:g>
                  <svg:desc>MTTF_no_ECC.C4:MTTF_no_ECC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6</text:p>
                <draw:g>
                  <svg:desc>MTTF_no_ECC.B5:MTTF_no_ECC.B10</svg:desc>
                </draw:g>
              </table:table-cell>
              <table:table-cell office:value-type="float" office:value="10825643">
                <text:p>10825643</text:p>
                <draw:g>
                  <svg:desc>MTTF_no_ECC.C5:MTTF_no_ECC.C10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4870661">
                <text:p>24487066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647518076">
                <text:p>3647518076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18425069754">
                <text:p>18425069754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10376418948">
                <text:p>10376418948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12744926230">
                <text:p>127449262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style:font-style-name="Regular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81cm" svg:height="10.691cm" xlink:href=".." xlink:type="simple" chart:class="chart:bar" chart:style-name="ch1">
        <chart:title svg:x="1.994cm" svg:y="0.348cm" chart:style-name="ch2">
          <text:p>Mean time to failure (instruction cycles) with error correction</text:p>
        </chart:title>
        <chart:legend chart:legend-position="end" svg:x="12.615cm" svg:y="5.004cm" chart:style-name="ch3"/>
        <chart:plot-area chart:style-name="ch4" table:cell-range-address="MTTF_ECC.B5:MTTF_ECC.C11" chart:data-source-has-labels="both" svg:x="1.52cm" svg:y="1.888cm" svg:width="10.365cm" svg:height="7.465cm">
          <chartooo:coordinate-region svg:x="3.438cm" svg:y="2.088cm" svg:width="8.328cm" svg:height="6.22cm"/>
          <chart:axis chart:dimension="x" chart:name="primary-x" chart:style-name="ch5">
            <chart:title svg:x="3.279cm" svg:y="9.566cm" chart:style-name="ch6">
              <text:p>Probability of bit flip due to soft error</text:p>
            </chart:title>
            <chart:categories table:cell-range-address="MTTF_ECC.B6:MTTF_ECC.B11"/>
          </chart:axis>
          <chart:axis chart:dimension="y" chart:name="primary-y" chart:style-name="ch7">
            <chart:title svg:x="0.451cm" svg:y="10.075cm" chart:style-name="ch8">
              <text:p>Number of Instruction cycles before each crash</text:p>
            </chart:title>
            <chart:grid chart:style-name="ch9" chart:class="major"/>
          </chart:axis>
          <chart:series chart:style-name="ch10" chart:values-cell-range-address="MTTF_ECC.C6:MTTF_ECC.C11" chart:label-cell-address="MTTF_ECC.C5:MTTF_ECC.C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TTF (instruction cycles)</text:p>
                <draw:g>
                  <svg:desc>MTTF_ECC.C5:MTTF_ECC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6</text:p>
                <draw:g>
                  <svg:desc>MTTF_ECC.B6:MTTF_ECC.B11</svg:desc>
                </draw:g>
              </table:table-cell>
              <table:table-cell office:value-type="float" office:value="684017">
                <text:p>684017</text:p>
                <draw:g>
                  <svg:desc>MTTF_ECC.C6:MTTF_ECC.C11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4238671">
                <text:p>423867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59308050">
                <text:p>259308050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520862490">
                <text:p>520862490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78cm" svg:height="8.976cm" xlink:href=".." xlink:type="simple" chart:class="chart:line" chart:style-name="ch1">
        <chart:title svg:x="2.951cm" svg:y="0.314cm" chart:style-name="ch2">
          <text:p>Total Simulation time vs number of crashes</text:p>
        </chart:title>
        <chart:subtitle svg:x="5.516cm" svg:y="1.395cm" chart:style-name="ch3">
          <text:p>(Without Error correction)</text:p>
        </chart:subtitle>
        <chart:legend chart:legend-position="end" svg:x="10.664cm" svg:y="3.89cm" chart:style-name="ch4"/>
        <chart:plot-area chart:style-name="ch5" table:cell-range-address="MTTF_no_ECC.B5:MTTF_no_ECC.B10 MTTF_no_ECC.H4:MTTF_no_ECC.H10 MTTF_no_ECC.D4:MTTF_no_ECC.D10" chart:data-source-has-labels="both" svg:x="0.775cm" svg:y="2.532cm" svg:width="9.24cm" svg:height="5.14cm">
          <chartooo:coordinate-region svg:x="1.396cm" svg:y="2.731cm" svg:width="7.837cm" svg:height="4.294cm"/>
          <chart:axis chart:dimension="x" chart:name="primary-x" chart:style-name="ch6">
            <chart:title svg:x="3.48cm" svg:y="7.851cm" chart:style-name="ch7">
              <text:p>Probability of bit flip</text:p>
            </chart:title>
            <chart:categories table:cell-range-address="MTTF_no_ECC.B5:MTTF_no_ECC.B10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MTTF_no_ECC.H5:MTTF_no_ECC.H10" chart:label-cell-address="MTTF_no_ECC.H4:MTTF_no_ECC.H4" chart:class="chart:line">
            <chart:data-point chart:repeated="6"/>
          </chart:series>
          <chart:series chart:style-name="ch10" chart:values-cell-range-address="MTTF_no_ECC.D5:MTTF_no_ECC.D10" chart:label-cell-address="MTTF_no_ECC.D4:MTTF_no_ECC.D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 time(in hours)</text:p>
                <draw:g>
                  <svg:desc>MTTF_no_ECC.H4:MTTF_no_ECC.H4</svg:desc>
                </draw:g>
              </table:table-cell>
              <table:table-cell office:value-type="string">
                <text:p>Number of crashes</text:p>
                <draw:g>
                  <svg:desc>MTTF_no_ECC.D4:MTTF_no_ECC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6</text:p>
                <draw:g>
                  <svg:desc>MTTF_no_ECC.B5:MTTF_no_ECC.B10</svg:desc>
                </draw:g>
              </table:table-cell>
              <table:table-cell office:value-type="float" office:value="0.113888888888889">
                <text:p>0.113888888888889</text:p>
                <draw:g>
                  <svg:desc>MTTF_no_ECC.H5:MTTF_no_ECC.H10</svg:desc>
                </draw:g>
              </table:table-cell>
              <table:table-cell office:value-type="float" office:value="10">
                <text:p>10</text:p>
                <draw:g>
                  <svg:desc>MTTF_no_ECC.D5:MTTF_no_ECC.D10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14166666666667">
                <text:p>1.141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9375">
                <text:p>1.9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9.73333333333333">
                <text:p>9.7333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17.0791666666667">
                <text:p>17.0791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43cm" svg:height="9.658cm" xlink:href=".." xlink:type="simple" chart:class="chart:line" chart:style-name="ch1">
        <chart:title svg:x="3.254cm" svg:y="0.329cm" chart:style-name="ch2">
          <text:p>Total simulation time vs number of crashes</text:p>
        </chart:title>
        <chart:subtitle svg:x="5.471cm" svg:y="1.301cm" chart:style-name="ch3">
          <text:p>(With error correction)</text:p>
        </chart:subtitle>
        <chart:legend chart:legend-position="end" svg:x="10.279cm" svg:y="4.243cm" chart:style-name="ch4"/>
        <chart:plot-area chart:style-name="ch5" table:cell-range-address="MTTF_ECC.B6:MTTF_ECC.B11 MTTF_ECC.H5:MTTF_ECC.H11 MTTF_ECC.D5:MTTF_ECC.D11" chart:data-source-has-labels="both" svg:x="0.752cm" svg:y="2.392cm" svg:width="8.923cm" svg:height="5.97cm">
          <chartooo:coordinate-region svg:x="1.373cm" svg:y="2.592cm" svg:width="7.52cm" svg:height="4.725cm"/>
          <chart:axis chart:dimension="x" chart:name="primary-x" chart:style-name="ch6">
            <chart:title svg:x="3.489cm" svg:y="8.555cm" chart:style-name="ch7">
              <text:p>Probability of bit flip</text:p>
            </chart:title>
            <chart:categories table:cell-range-address="MTTF_ECC.B6:MTTF_ECC.B11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MTTF_ECC.H6:MTTF_ECC.H11" chart:label-cell-address="MTTF_ECC.H5:MTTF_ECC.H5" chart:class="chart:line">
            <chart:data-point chart:repeated="6"/>
          </chart:series>
          <chart:series chart:style-name="ch10" chart:values-cell-range-address="MTTF_ECC.D6:MTTF_ECC.D11" chart:label-cell-address="MTTF_ECC.D5:MTTF_ECC.D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 time (hours)</text:p>
                <draw:g>
                  <svg:desc>MTTF_ECC.H5:MTTF_ECC.H5</svg:desc>
                </draw:g>
              </table:table-cell>
              <table:table-cell office:value-type="string">
                <text:p>Number of crashes</text:p>
                <draw:g>
                  <svg:desc>MTTF_ECC.D5:MTTF_ECC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6</text:p>
                <draw:g>
                  <svg:desc>MTTF_ECC.B6:MTTF_ECC.B11</svg:desc>
                </draw:g>
              </table:table-cell>
              <table:table-cell office:value-type="float" office:value="0.408333333333333">
                <text:p>0.408333333333333</text:p>
                <draw:g>
                  <svg:desc>MTTF_ECC.H6:MTTF_ECC.H11</svg:desc>
                </draw:g>
              </table:table-cell>
              <table:table-cell office:value-type="float" office:value="15">
                <text:p>15</text:p>
                <draw:g>
                  <svg:desc>MTTF_ECC.D6:MTTF_ECC.D11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.5375">
                <text:p>2.5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5.2583333333333">
                <text:p>15.258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20.3527777777778">
                <text:p>20.352777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0E-0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en" number:country="IN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105cm" svg:height="11.799cm" xlink:href=".." xlink:type="simple" chart:class="chart:bar" chart:style-name="ch1">
        <chart:title svg:x="7.033cm" svg:y="0.37cm" chart:style-name="ch2">
          <text:p>Categorising the crashes</text:p>
        </chart:title>
        <chart:subtitle svg:x="7.455cm" svg:y="1.507cm" chart:style-name="ch3">
          <text:p>(Without error correction)</text:p>
        </chart:subtitle>
        <chart:legend chart:legend-position="end" svg:x="15.021cm" svg:y="4.787cm" chart:style-name="ch4"/>
        <chart:plot-area chart:style-name="ch5" table:cell-range-address="MTTF_no_ECC.B160:MTTF_no_ECC.B165 MTTF_no_ECC.D159:MTTF_no_ECC.G165" chart:data-source-has-labels="both" svg:x="1.557cm" svg:y="2.756cm" svg:width="12.66cm" svg:height="7.683cm">
          <chartooo:coordinate-region svg:x="2.681cm" svg:y="2.955cm" svg:width="11.536cm" svg:height="6.837cm"/>
          <chart:axis chart:dimension="x" chart:name="primary-x" chart:style-name="ch6">
            <chart:title svg:x="5.972cm" svg:y="10.674cm" chart:style-name="ch7">
              <text:p>Probability of bit flip</text:p>
            </chart:title>
            <chart:categories table:cell-range-address="MTTF_no_ECC.B160:MTTF_no_ECC.B165"/>
          </chart:axis>
          <chart:axis chart:dimension="y" chart:name="primary-y" chart:style-name="ch8">
            <chart:title svg:x="0.688cm" svg:y="10.059cm" chart:style-name="ch9">
              <text:p>Percentage of the total crashes</text:p>
            </chart:title>
            <chart:grid chart:style-name="ch10" chart:class="major"/>
          </chart:axis>
          <chart:series chart:style-name="ch11" chart:values-cell-range-address="MTTF_no_ECC.D160:MTTF_no_ECC.D165" chart:label-cell-address="MTTF_no_ECC.D159:MTTF_no_ECC.D159" chart:class="chart:bar">
            <chart:data-point chart:repeated="6"/>
          </chart:series>
          <chart:series chart:style-name="ch12" chart:values-cell-range-address="MTTF_no_ECC.E160:MTTF_no_ECC.E165" chart:label-cell-address="MTTF_no_ECC.E159:MTTF_no_ECC.E159" chart:class="chart:bar">
            <chart:data-point chart:repeated="6"/>
          </chart:series>
          <chart:series chart:style-name="ch13" chart:values-cell-range-address="MTTF_no_ECC.F160:MTTF_no_ECC.F165" chart:label-cell-address="MTTF_no_ECC.F159:MTTF_no_ECC.F159" chart:class="chart:bar">
            <chart:data-point chart:repeated="6"/>
          </chart:series>
          <chart:series chart:style-name="ch14" chart:values-cell-range-address="MTTF_no_ECC.G160:MTTF_no_ECC.G165" chart:label-cell-address="MTTF_no_ECC.G159:MTTF_no_ECC.G159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shes due to PC</text:p>
                <draw:g>
                  <svg:desc>MTTF_no_ECC.D159:MTTF_no_ECC.D159</svg:desc>
                </draw:g>
              </table:table-cell>
              <table:table-cell office:value-type="string">
                <text:p>Illegal memory access</text:p>
                <draw:g>
                  <svg:desc>MTTF_no_ECC.E159:MTTF_no_ECC.E159</svg:desc>
                </draw:g>
              </table:table-cell>
              <table:table-cell office:value-type="string">
                <text:p>Illegal opcode</text:p>
                <draw:g>
                  <svg:desc>MTTF_no_ECC.F159:MTTF_no_ECC.F159</svg:desc>
                </draw:g>
              </table:table-cell>
              <table:table-cell office:value-type="string">
                <text:p>Incorrect control flow</text:p>
                <draw:g>
                  <svg:desc>MTTF_no_ECC.G159:MTTF_no_ECC.G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6</text:p>
                <draw:g>
                  <svg:desc>MTTF_no_ECC.B160:MTTF_no_ECC.B165</svg:desc>
                </draw:g>
              </table:table-cell>
              <table:table-cell office:value-type="float" office:value="86.6666666666667">
                <text:p>86.6666666666667</text:p>
                <draw:g>
                  <svg:desc>MTTF_no_ECC.D160:MTTF_no_ECC.D165</svg:desc>
                </draw:g>
              </table:table-cell>
              <table:table-cell office:value-type="float" office:value="0">
                <text:p>0</text:p>
                <draw:g>
                  <svg:desc>MTTF_no_ECC.E160:MTTF_no_ECC.E165</svg:desc>
                </draw:g>
              </table:table-cell>
              <table:table-cell office:value-type="float" office:value="6.66666666666667">
                <text:p>6.66666666666667</text:p>
                <draw:g>
                  <svg:desc>MTTF_no_ECC.F160:MTTF_no_ECC.F165</svg:desc>
                </draw:g>
              </table:table-cell>
              <table:table-cell office:value-type="float" office:value="6.66666666666667">
                <text:p>6.66666666666667</text:p>
                <draw:g>
                  <svg:desc>MTTF_no_ECC.G160:MTTF_no_ECC.G165</svg:desc>
                </draw:g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40">
                <text:p>40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.00E-00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0E-00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